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7" style:family="table-cell" style:parent-style-name="Default" style:data-style-name="N4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58233333333333cm" style:use-optimal-column-width="true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2.688166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Bm_-_V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eff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P(dBm)</text:p>
          </table:table-cell>
          <table:table-cell table:number-columns-repeated="16381" table:style-name="ce1"/>
        </table:table-row>
        <table:table-row table:style-name="ro1">
          <table:table-cell office:value-type="float" office:value="2.6000000000000002E-2" table:formula="of:=26*10^-3" table:style-name="ce2">
            <text:p>0,026</text:p>
          </table:table-cell>
          <table:table-cell office:value-type="float" office:value="1.3520000000000003E-5" table:formula="of:=[.A4]^2/[.B1]" table:style-name="ce3">
            <text:p>0,00001352</text:p>
          </table:table-cell>
          <table:table-cell office:value-type="float" office:value="-18.690233083943827" table:formula="of:=10*LOG10([.B4]/(1*10^(-3)))" table:style-name="ce3">
            <text:p>-18,69023308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(dBm)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Ueff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316.22776601683819" table:formula="of:=(1*10^(-3))*(10^([.A8]/10))" table:style-name="ce3">
            <text:p>316,227766</text:p>
          </table:table-cell>
          <table:table-cell office:value-type="float" office:value="125.74334296829359" table:formula="of:=SQRT([.B8]*[.B1])" table:style-name="ce3">
            <text:p>125,743343</text:p>
          </table:table-cell>
          <table:table-cell table:style-name="ce1"/>
          <table:table-cell office:value-type="float" office:value="9.9999999999999991E-6" table:formula="of:=10*10^(-6)" table:style-name="ce1">
            <text:p>0,00001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ensi_detecteur_HF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<text:span text:style-name="T1">T</text:span></text:p>
          </table:table-cell>
          <table:table-cell office:value-type="float" office:value="2.7378E-2" table:formula="of:=([.B1]*26*10^-3)" table:style-name="ce1">
            <text:p>0,027378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<text:span text:style-name="T1">s</text:span>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R<text:span text:style-name="T1">L</text:span></text:p>
          </table:table-cell>
          <table:table-cell office:value-type="float" office:value="5000000" table:formula="of:=5*10^6" table:style-name="ce1">
            <text:p>5000000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167.9533209472092" table:formula="of:=[.B5]*[.B4]*[.B3]/(4*[.B2]^2)" table:style-name="ce1">
            <text:p>2167,95332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ode_spice" table:style-name="ta2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k</text:p>
          </table:table-cell>
          <table:table-cell office:value-type="float" office:value="1.3806488E-23" table:formula="of:=1.3806488*10^(-23)" table:style-name="ce1">
            <text:p>1,38065E-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1.6021766200000001E-19" table:formula="of:=1.60217662*10^(-19)" table:style-name="ce1">
            <text:p>1,60218E-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2.5851996267427745E-2" table:formula="of:=[.B1]*[.B2]/[.B3]" table:style-name="ce1">
            <text:p>0,02585199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I=Is*exp(V/Vt - 1)</text:p>
          </table:table-cell>
          <table:table-cell table:number-columns-repeated="16382"/>
        </table:table-row>
        <table:table-row table:style-name="ro1">
          <table:table-cell office:value-type="float" office:value="0" table:formula="of:=0" table:style-name="ce1">
            <text:p>0</text:p>
          </table:table-cell>
          <table:table-cell office:value-type="float" office:value="0" table:formula="of:=[.$B$7]*(EXP([.A10]/([.$B$6]*[.$B$4]))-1)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05" table:formula="of:=[.A10]+0.05" table:style-name="ce1">
            <text:p>0,05</text:p>
          </table:table-cell>
          <table:table-cell office:value-type="float" office:value="1.3717707571662851E-7" table:formula="of:=[.$B$7]*(EXP([.A11]/([.$B$6]*[.$B$4]))-1)" table:style-name="ce1">
            <text:p>1,37177E-07</text:p>
          </table:table-cell>
          <table:table-cell table:number-columns-repeated="16382"/>
        </table:table-row>
        <table:table-row table:style-name="ro1">
          <table:table-cell office:value-type="float" office:value="0.1" table:formula="of:=[.A11]+0.05" table:style-name="ce1">
            <text:p>0,1</text:p>
          </table:table-cell>
          <table:table-cell office:value-type="float" office:value="9.9810607843962751E-7" table:formula="of:=[.$B$7]*(EXP([.A12]/([.$B$6]*[.$B$4]))-1)" table:style-name="ce1">
            <text:p>9,98106E-07</text:p>
          </table:table-cell>
          <table:table-cell table:number-columns-repeated="16382"/>
        </table:table-row>
        <table:table-row table:style-name="ro1">
          <table:table-cell office:value-type="float" office:value="0.15000000000000002" table:formula="of:=[.A12]+0.05" table:style-name="ce1">
            <text:p>0,15</text:p>
          </table:table-cell>
          <table:table-cell office:value-type="float" office:value="6.4013321193616443E-6" table:formula="of:=[.$B$7]*(EXP([.A13]/([.$B$6]*[.$B$4]))-1)" table:style-name="ce1">
            <text:p>6,40133E-06</text:p>
          </table:table-cell>
          <table:table-cell table:number-columns-repeated="16382"/>
        </table:table-row>
        <table:table-row table:style-name="ro1">
          <table:table-cell office:value-type="float" office:value="0.2" table:formula="of:=[.A13]+0.05" table:style-name="ce1">
            <text:p>0,2</text:p>
          </table:table-cell>
          <table:table-cell office:value-type="float" office:value="4.0312202303730486E-5" table:formula="of:=[.$B$7]*(EXP([.A14]/([.$B$6]*[.$B$4]))-1)" table:style-name="ce1">
            <text:p>4,03122E-05</text:p>
          </table:table-cell>
          <table:table-cell table:number-columns-repeated="16382"/>
        </table:table-row>
        <table:table-row table:style-name="ro1">
          <table:table-cell office:value-type="float" office:value="0.25" table:formula="of:=[.A14]+0.05" table:style-name="ce1">
            <text:p>0,25</text:p>
          </table:table-cell>
          <table:table-cell office:value-type="float" office:value="2.5313822659955799E-4" table:formula="of:=[.$B$7]*(EXP([.A15]/([.$B$6]*[.$B$4]))-1)" table:style-name="ce1">
            <text:p>0,000253138</text:p>
          </table:table-cell>
          <table:table-cell table:number-columns-repeated="16382"/>
        </table:table-row>
        <table:table-row table:style-name="ro1">
          <table:table-cell office:value-type="float" office:value="0.3" table:formula="of:=[.A15]+0.05" table:style-name="ce1">
            <text:p>0,3</text:p>
          </table:table-cell>
          <table:table-cell office:value-type="float" office:value="1.5888431604837606E-3" table:formula="of:=[.$B$7]*(EXP([.A16]/([.$B$6]*[.$B$4]))-1)" table:style-name="ce1">
            <text:p>0,001588843</text:p>
          </table:table-cell>
          <table:table-cell table:number-columns-repeated="16382"/>
        </table:table-row>
        <table:table-row table:style-name="ro1">
          <table:table-cell office:value-type="float" office:value="0.35" table:formula="of:=[.A16]+0.05" table:style-name="ce1">
            <text:p>0,35</text:p>
          </table:table-cell>
          <table:table-cell office:value-type="float" office:value="9.9717825886182533E-3" table:formula="of:=[.$B$7]*(EXP([.A17]/([.$B$6]*[.$B$4]))-1)" table:style-name="ce1">
            <text:p>0,009971783</text:p>
          </table:table-cell>
          <table:table-cell table:number-columns-repeated="16382" table:style-name="ce1"/>
        </table:table-row>
        <table:table-row table:style-name="ro1">
          <table:table-cell office:value-type="float" office:value="0.39999999999999997" table:formula="of:=[.A17]+0.05" table:style-name="ce1">
            <text:p>0,4</text:p>
          </table:table-cell>
          <table:table-cell office:value-type="float" office:value="6.2583457272949408E-2" table:formula="of:=[.$B$7]*(EXP([.A18]/([.$B$6]*[.$B$4]))-1)" table:style-name="ce1">
            <text:p>0,062583457</text:p>
          </table:table-cell>
          <table:table-cell table:number-columns-repeated="16382" table:style-name="ce1"/>
        </table:table-row>
        <table:table-row table:style-name="ro1">
          <table:table-cell office:value-type="float" office:value="0.44999999999999996" table:formula="of:=[.A18]+0.05" table:style-name="ce1">
            <text:p>0,45</text:p>
          </table:table-cell>
          <table:table-cell office:value-type="float" office:value="0.39277650433232381" table:formula="of:=[.$B$7]*(EXP([.A19]/([.$B$6]*[.$B$4]))-1)" table:style-name="ce1">
            <text:p>0,392776504</text:p>
          </table:table-cell>
          <table:table-cell table:number-columns-repeated="16382" table:style-name="ce1"/>
        </table:table-row>
        <table:table-row table:style-name="ro1">
          <table:table-cell office:value-type="float" office:value="0.49999999999999994" table:formula="of:=[.A19]+0.05" table:style-name="ce1">
            <text:p>0,5</text:p>
          </table:table-cell>
          <table:table-cell office:value-type="float" office:value="2.4650817289904663" table:formula="of:=[.$B$7]*(EXP([.A20]/([.$B$6]*[.$B$4]))-1)" table:style-name="ce1">
            <text:p>2,465081729</text:p>
          </table:table-cell>
          <table:table-cell table:number-columns-repeated="16382" table:style-name="ce1"/>
        </table:table-row>
        <table:table-row table:style-name="ro1">
          <table:table-cell office:value-type="float" office:value="0.54999999999999993" table:formula="of:=[.A20]+0.05" table:style-name="ce1">
            <text:p>0,55</text:p>
          </table:table-cell>
          <table:table-cell office:value-type="float" office:value="15.470955057913827" table:formula="of:=[.$B$7]*(EXP([.A21]/([.$B$6]*[.$B$4]))-1)" table:style-name="ce1">
            <text:p>15,47095506</text:p>
          </table:table-cell>
          <table:table-cell table:number-columns-repeated="16382" table:style-name="ce1"/>
        </table:table-row>
        <table:table-row table:style-name="ro1">
          <table:table-cell office:value-type="float" office:value="0.6" table:formula="of:=[.A21]+0.05" table:style-name="ce1">
            <text:p>0,6</text:p>
          </table:table-cell>
          <table:table-cell office:value-type="float" office:value="97.09635417155269" table:formula="of:=[.$B$7]*(EXP([.A22]/([.$B$6]*[.$B$4]))-1)" table:style-name="ce1">
            <text:p>97,096354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V = n*ln(I/Is +1)</text:p>
          </table:table-cell>
          <table:table-cell office:value-type="string" table:style-name="ce1">
            <text:p>spec</text:p>
          </table:table-cell>
          <table:table-cell office:value-type="string" table:style-name="ce1">
            <text:p>erreur %</text:p>
          </table:table-cell>
          <table:table-cell table:number-columns-repeated="16380"/>
        </table:table-row>
        <table:table-row table:style-name="ro1">
          <table:table-cell office:value-type="float" office:value="1E-4" table:formula="of:=0.1*10^(-3)" table:style-name="ce1">
            <text:p>0,0001</text:p>
          </table:table-cell>
          <table:table-cell office:value-type="float" office:value="0.22472128519753223" table:formula="of:=[.$B$6]*[.$B$4]*LN(1+[.A26]/[.$B$7])" table:style-name="ce7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2.1460387261510148" table:formula="of:=ABS(100*([.C26]-[.B26])/[.C26])" table:style-name="ce1">
            <text:p>2,146038726</text:p>
          </table:table-cell>
          <table:table-cell table:number-columns-repeated="16380"/>
        </table:table-row>
        <table:table-row table:style-name="ro1">
          <table:table-cell office:value-type="float" office:value="1E-3" table:formula="of:=[.A26]*10" table:style-name="ce1">
            <text:p>0,001</text:p>
          </table:table-cell>
          <table:table-cell office:value-type="float" office:value="0.28739623767937755" table:formula="of:=[.$B$6]*[.$B$4]*LN(1+[.A27]/[.$B$7])" table:style-name="ce7">
            <text:p>0,2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6415134569205447" table:formula="of:=ABS(100*([.C27]-[.B27])/[.C27])" table:style-name="ce1">
            <text:p>2,641513457</text:p>
          </table:table-cell>
          <table:table-cell table:number-columns-repeated="16380"/>
        </table:table-row>
        <table:table-row table:style-name="ro1">
          <table:table-cell office:value-type="float" office:value="0.01" table:formula="of:=[.A27]*10" table:style-name="ce1">
            <text:p>0,01</text:p>
          </table:table-cell>
          <table:table-cell office:value-type="float" office:value="0.3500769222448093" table:formula="of:=[.$B$6]*[.$B$4]*LN(1+[.A28]/[.$B$7])" table:style-name="ce7">
            <text:p>0,35</text:p>
          </table:table-cell>
          <table:table-cell office:value-type="float" office:value="0.35" table:style-name="ce1">
            <text:p>0,35</text:p>
          </table:table-cell>
          <table:table-cell office:value-type="float" office:value="2.1977784231233932E-2" table:formula="of:=ABS(100*([.C28]-[.B28])/[.C28])" table:style-name="ce1">
            <text:p>0,021977784</text:p>
          </table:table-cell>
          <table:table-cell table:number-columns-repeated="16380"/>
        </table:table-row>
        <table:table-row table:style-name="ro1">
          <table:table-cell office:value-type="float" office:value="0.03" table:formula="of:=[.A28]*3" table:style-name="ce1">
            <text:p>0,03</text:p>
          </table:table-cell>
          <table:table-cell office:value-type="float" office:value="0.3799834658474836" table:formula="of:=[.$B$6]*[.$B$4]*LN(1+[.A29]/[.$B$7])" table:style-name="ce7">
            <text:p>0,38</text:p>
          </table:table-cell>
          <table:table-cell office:value-type="float" office:value="0.39" table:style-name="ce1">
            <text:p>0,39</text:p>
          </table:table-cell>
          <table:table-cell office:value-type="float" office:value="2.568342090388823" table:formula="of:=ABS(100*([.C29]-[.B29])/[.C29])" table:style-name="ce1">
            <text:p>2,56834209</text:p>
          </table:table-cell>
          <table:table-cell table:number-columns-repeated="16380"/>
        </table:table-row>
        <table:table-row table:style-name="ro1">
          <table:table-cell office:value-type="float" office:value="0.1" table:formula="of:=[.A28]*10" table:style-name="ce1">
            <text:p>0,1</text:p>
          </table:table-cell>
          <table:table-cell office:value-type="float" office:value="0.41275818009974574" table:formula="of:=[.$B$6]*[.$B$4]*LN(1+[.A30]/[.$B$7])" table:style-name="ce7">
            <text:p>0,41</text:p>
          </table:table-cell>
          <table:table-cell office:value-type="float" office:value="0.46" table:style-name="ce1">
            <text:p>0,46</text:p>
          </table:table-cell>
          <table:table-cell office:value-type="float" office:value="10.269960847881364" table:formula="of:=ABS(100*([.C30]-[.B30])/[.C30])" table:style-name="ce1">
            <text:p>10,2699608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oyenne</text:p>
          </table:table-cell>
          <table:table-cell office:value-type="float" office:value="3.5295665811145964" table:formula="of:=AVERAGE([.D26:.D30])" table:style-name="ce1">
            <text:p>3,52956658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in</text:p>
          </table:table-cell>
          <table:table-cell office:value-type="float" office:value="2.1977784231233932E-2" table:formula="of:=MIN([.D26:.D30])" table:style-name="ce1">
            <text:p>0,02197778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erreur max</text:p>
          </table:table-cell>
          <table:table-cell office:value-type="float" office:value="10.269960847881364" table:formula="of:=MAX([.D26:.D30])" table:style-name="ce1">
            <text:p>10,26996085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AOP" table:style-name="ta3">
        <table:table-column table:style-name="co2" table:number-columns-repeated="13" table:default-cell-style-name="ce1"/>
        <table:table-column table:style-name="co6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ADC_min</text:p>
          </table:table-cell>
          <table:table-cell office:value-type="float" office:value="1E-3" table:formula="of:=1*10^(-3)" table:style-name="ce1">
            <text:p>0,001</text:p>
          </table:table-cell>
          <table:table-cell table:number-columns-repeated="8" table:style-name="ce1"/>
          <table:table-cell office:value-type="string" table:style-name="ce1">
            <text:p>R</text:p>
          </table:table-cell>
          <table:table-cell office:value-type="float" office:value="1.39508929" table:style-name="ce1">
            <text:p>1,39508929</text:p>
          </table:table-cell>
          <table:table-cell office:value-type="float" office:value="4" table:formula="of:=1+1875/625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DC_max</text:p>
          </table:table-cell>
          <table:table-cell office:value-type="float" office:value="4.0960000000000001" table:formula="of:=4.096" table:style-name="ce1">
            <text:p>4,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000" table:formula="of:=2000" table:style-name="ce1">
            <text:p>20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 (2^n)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Vmin</text:p>
          </table:table-cell>
          <table:table-cell office:value-type="string" table:style-name="ce1">
            <text:p>Vmax</text:p>
          </table:table-cell>
          <table:table-cell office:value-type="string" table:style-name="ce1">
            <text:p>Pmin(W)</text:p>
          </table:table-cell>
          <table:table-cell office:value-type="string" table:style-name="ce1">
            <text:p>Pmax(W)</text:p>
          </table:table-cell>
          <table:table-cell office:value-type="string" table:style-name="ce1">
            <text:p>Pmin(dBm)</text:p>
          </table:table-cell>
          <table:table-cell office:value-type="string" table:style-name="ce1">
            <text:p>Pmax(dBm)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RDAC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DAC</text:p>
          </table:table-cell>
          <table:table-cell office:value-type="string" table:style-name="ce1">
            <text:p>RDAC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formula="of:=2^[.A6]" table:style-name="ce1">
            <text:p>1</text:p>
          </table:table-cell>
          <table:table-cell office:value-type="float" office:value="1E-3" table:formula="of:=[.$B$1]/2^[.A6]" table:style-name="ce1">
            <text:p>0,001</text:p>
          </table:table-cell>
          <table:table-cell office:value-type="float" office:value="2.048" table:formula="of:=[.$B$2]/(2*2^[.A6])" table:style-name="ce1">
            <text:p>2,048</text:p>
          </table:table-cell>
          <table:table-cell office:value-type="float" office:value="4.9999999999999998E-7" table:formula="of:=[.C6]/[.$B$3]" table:style-name="ce1">
            <text:p>0,0000005</text:p>
          </table:table-cell>
          <table:table-cell office:value-type="float" office:value="1.024E-3" table:formula="of:=[.D6]/[.$B$3]" table:style-name="ce1">
            <text:p>0,001024</text:p>
          </table:table-cell>
          <table:table-cell office:value-type="float" office:value="-33.010299956639813" table:formula="of:=10*LOG([.E6]/(1*10^(-3)))" table:style-name="ce1">
            <text:p>-33,01029996</text:p>
          </table:table-cell>
          <table:table-cell office:value-type="float" office:value="0.10299956639811961" table:formula="of:=10*LOG([.F6]/(1*10^(-3)))" table:style-name="ce1">
            <text:p>0,1029995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$L$1]*(2^[.J6]-1)" table:style-name="ce1">
            <text:p>0</text:p>
          </table:table-cell>
          <table:table-cell office:value-type="float" office:value="1" table:formula="of:=1+[.K6]/[.$L$1]" table:style-name="ce1">
            <text:p>1</text:p>
          </table:table-cell>
          <table:table-cell office:value-type="float" office:value="0" table:formula="of:=[.K6]*2^10/10000" table:style-name="ce1">
            <text:p>0</text:p>
          </table:table-cell>
          <table:table-cell office:value-type="float" office:value="0" table:formula="of:=[.M6]*10000/2^1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formula="of:=2^[.A7]" table:style-name="ce1">
            <text:p>2</text:p>
          </table:table-cell>
          <table:table-cell office:value-type="float" office:value="5.0000000000000001E-4" table:formula="of:=[.$B$1]/2^[.A7]" table:style-name="ce1">
            <text:p>0,0005</text:p>
          </table:table-cell>
          <table:table-cell office:value-type="float" office:value="1.024" table:formula="of:=[.$B$2]/(2*2^[.A7])" table:style-name="ce1">
            <text:p>1,024</text:p>
          </table:table-cell>
          <table:table-cell office:value-type="float" office:value="2.4999999999999999E-7" table:formula="of:=[.C7]/[.$B$3]" table:style-name="ce1">
            <text:p>0,00000025</text:p>
          </table:table-cell>
          <table:table-cell office:value-type="float" office:value="5.1199999999999998E-4" table:formula="of:=[.D7]/[.$B$3]" table:style-name="ce1">
            <text:p>0,000512</text:p>
          </table:table-cell>
          <table:table-cell office:value-type="float" office:value="-36.020599913279625" table:formula="of:=10*LOG([.E7]/(1*10^(-3)))" table:style-name="ce1">
            <text:p>-36,02059991</text:p>
          </table:table-cell>
          <table:table-cell office:value-type="float" office:value="-2.9073003902416921" table:formula="of:=10*LOG([.F7]/(1*10^(-3)))" table:style-name="ce1">
            <text:p>-2,90730039</text:p>
          </table:table-cell>
          <table:table-cell table:style-name="ce1"/>
          <table:table-cell office:value-type="float" office:value="1" table:formula="of:=[.J6]+1" table:style-name="ce1">
            <text:p>1</text:p>
          </table:table-cell>
          <table:table-cell office:value-type="float" office:value="1.39508929" table:formula="of:=[.$L$1]*(2^[.J7]-1)" table:style-name="ce1">
            <text:p>1,39508929</text:p>
          </table:table-cell>
          <table:table-cell office:value-type="float" office:value="2" table:formula="of:=1+[.K7]/[.$L$1]" table:style-name="ce1">
            <text:p>2</text:p>
          </table:table-cell>
          <table:table-cell office:value-type="float" office:value="0.14285714329599999" table:formula="of:=[.K7]*2^10/10000" table:style-name="ce1">
            <text:p>0,142857143</text:p>
          </table:table-cell>
          <table:table-cell office:value-type="float" office:value="1.39508929" table:formula="of:=[.M7]*10000/2^10" table:style-name="ce1">
            <text:p>1,39508929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formula="of:=2^[.A8]" table:style-name="ce1">
            <text:p>4</text:p>
          </table:table-cell>
          <table:table-cell office:value-type="float" office:value="2.5000000000000001E-4" table:formula="of:=[.$B$1]/2^[.A8]" table:style-name="ce1">
            <text:p>0,00025</text:p>
          </table:table-cell>
          <table:table-cell office:value-type="float" office:value="0.51200000000000001" table:formula="of:=[.$B$2]/(2*2^[.A8])" table:style-name="ce1">
            <text:p>0,512</text:p>
          </table:table-cell>
          <table:table-cell office:value-type="float" office:value="1.2499999999999999E-7" table:formula="of:=[.C8]/[.$B$3]" table:style-name="ce1">
            <text:p>0,000000125</text:p>
          </table:table-cell>
          <table:table-cell office:value-type="float" office:value="2.5599999999999999E-4" table:formula="of:=[.D8]/[.$B$3]" table:style-name="ce1">
            <text:p>0,000256</text:p>
          </table:table-cell>
          <table:table-cell office:value-type="float" office:value="-39.030899869919438" table:formula="of:=10*LOG([.E8]/(1*10^(-3)))" table:style-name="ce1">
            <text:p>-39,03089987</text:p>
          </table:table-cell>
          <table:table-cell office:value-type="float" office:value="-5.9176003468815042" table:formula="of:=10*LOG([.F8]/(1*10^(-3)))" table:style-name="ce1">
            <text:p>-5,917600347</text:p>
          </table:table-cell>
          <table:table-cell table:style-name="ce1"/>
          <table:table-cell office:value-type="float" office:value="2" table:formula="of:=[.J7]+1" table:style-name="ce1">
            <text:p>2</text:p>
          </table:table-cell>
          <table:table-cell office:value-type="float" office:value="4.1852678700000006" table:formula="of:=[.$L$1]*(2^[.J8]-1)" table:style-name="ce1">
            <text:p>4,18526787</text:p>
          </table:table-cell>
          <table:table-cell office:value-type="float" office:value="4" table:formula="of:=1+[.K8]/[.$L$1]" table:style-name="ce1">
            <text:p>4</text:p>
          </table:table-cell>
          <table:table-cell office:value-type="float" office:value="0.42857142988800007" table:formula="of:=[.K8]*2^10/10000" table:style-name="ce1">
            <text:p>0,42857143</text:p>
          </table:table-cell>
          <table:table-cell office:value-type="float" office:value="4.1852678700000006" table:formula="of:=[.M8]*10000/2^10" table:style-name="ce1">
            <text:p>4,18526787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formula="of:=2^[.A9]" table:style-name="ce1">
            <text:p>8</text:p>
          </table:table-cell>
          <table:table-cell office:value-type="float" office:value="1.25E-4" table:formula="of:=[.$B$1]/2^[.A9]" table:style-name="ce1">
            <text:p>0,000125</text:p>
          </table:table-cell>
          <table:table-cell office:value-type="float" office:value="0.25600000000000001" table:formula="of:=[.$B$2]/(2*2^[.A9])" table:style-name="ce1">
            <text:p>0,256</text:p>
          </table:table-cell>
          <table:table-cell office:value-type="float" office:value="6.2499999999999997E-8" table:formula="of:=[.C9]/[.$B$3]" table:style-name="ce1">
            <text:p>6,25E-08</text:p>
          </table:table-cell>
          <table:table-cell office:value-type="float" office:value="1.2799999999999999E-4" table:formula="of:=[.D9]/[.$B$3]" table:style-name="ce1">
            <text:p>0,000128</text:p>
          </table:table-cell>
          <table:table-cell office:value-type="float" office:value="-42.04119982655925" table:formula="of:=10*LOG([.E9]/(1*10^(-3)))" table:style-name="ce1">
            <text:p>-42,04119983</text:p>
          </table:table-cell>
          <table:table-cell office:value-type="float" office:value="-8.9279003035213158" table:formula="of:=10*LOG([.F9]/(1*10^(-3)))" table:style-name="ce1">
            <text:p>-8,927900304</text:p>
          </table:table-cell>
          <table:table-cell table:style-name="ce1"/>
          <table:table-cell office:value-type="float" office:value="3" table:formula="of:=[.J8]+1" table:style-name="ce1">
            <text:p>3</text:p>
          </table:table-cell>
          <table:table-cell office:value-type="float" office:value="9.7656250300000007" table:formula="of:=[.$L$1]*(2^[.J9]-1)" table:style-name="ce1">
            <text:p>9,76562503</text:p>
          </table:table-cell>
          <table:table-cell office:value-type="float" office:value="8" table:formula="of:=1+[.K9]/[.$L$1]" table:style-name="ce1">
            <text:p>8</text:p>
          </table:table-cell>
          <table:table-cell office:value-type="float" office:value="1.000000003072" table:formula="of:=[.K9]*2^10/10000" table:style-name="ce1">
            <text:p>1,000000003</text:p>
          </table:table-cell>
          <table:table-cell office:value-type="float" office:value="9.7656250300000007" table:formula="of:=[.M9]*10000/2^10" table:style-name="ce1">
            <text:p>9,76562503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formula="of:=2^[.A10]" table:style-name="ce1">
            <text:p>16</text:p>
          </table:table-cell>
          <table:table-cell office:value-type="float" office:value="6.2500000000000001E-5" table:formula="of:=[.$B$1]/2^[.A10]" table:style-name="ce1">
            <text:p>0,0000625</text:p>
          </table:table-cell>
          <table:table-cell office:value-type="float" office:value="0.128" table:formula="of:=[.$B$2]/(2*2^[.A10])" table:style-name="ce1">
            <text:p>0,128</text:p>
          </table:table-cell>
          <table:table-cell office:value-type="float" office:value="3.1249999999999999E-8" table:formula="of:=[.C10]/[.$B$3]" table:style-name="ce1">
            <text:p>3,125E-08</text:p>
          </table:table-cell>
          <table:table-cell office:value-type="float" office:value="6.3999999999999997E-5" table:formula="of:=[.D10]/[.$B$3]" table:style-name="ce1">
            <text:p>0,000064</text:p>
          </table:table-cell>
          <table:table-cell office:value-type="float" office:value="-45.051499783199063" table:formula="of:=10*LOG([.E10]/(1*10^(-3)))" table:style-name="ce1">
            <text:p>-45,05149978</text:p>
          </table:table-cell>
          <table:table-cell office:value-type="float" office:value="-11.938200260161128" table:formula="of:=10*LOG([.F10]/(1*10^(-3)))" table:style-name="ce1">
            <text:p>-11,93820026</text:p>
          </table:table-cell>
          <table:table-cell table:style-name="ce1"/>
          <table:table-cell office:value-type="float" office:value="4" table:formula="of:=[.J9]+1" table:style-name="ce1">
            <text:p>4</text:p>
          </table:table-cell>
          <table:table-cell office:value-type="float" office:value="20.926339349999999" table:formula="of:=[.$L$1]*(2^[.J10]-1)" table:style-name="ce1">
            <text:p>20,92633935</text:p>
          </table:table-cell>
          <table:table-cell office:value-type="float" office:value="15.999999999999998" table:formula="of:=1+[.K10]/[.$L$1]" table:style-name="ce1">
            <text:p>16</text:p>
          </table:table-cell>
          <table:table-cell office:value-type="float" office:value="2.1428571494399997" table:formula="of:=[.K10]*2^10/10000" table:style-name="ce1">
            <text:p>2,142857149</text:p>
          </table:table-cell>
          <table:table-cell office:value-type="float" office:value="20.926339349999996" table:formula="of:=[.M10]*10000/2^10" table:style-name="ce1">
            <text:p>20,92633935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formula="of:=2^[.A11]" table:style-name="ce1">
            <text:p>32</text:p>
          </table:table-cell>
          <table:table-cell office:value-type="float" office:value="3.1250000000000001E-5" table:formula="of:=[.$B$1]/2^[.A11]" table:style-name="ce1">
            <text:p>0,00003125</text:p>
          </table:table-cell>
          <table:table-cell office:value-type="float" office:value="6.4000000000000001E-2" table:formula="of:=[.$B$2]/(2*2^[.A11])" table:style-name="ce1">
            <text:p>0,064</text:p>
          </table:table-cell>
          <table:table-cell office:value-type="float" office:value="1.5624999999999999E-8" table:formula="of:=[.C11]/[.$B$3]" table:style-name="ce1">
            <text:p>1,5625E-08</text:p>
          </table:table-cell>
          <table:table-cell office:value-type="float" office:value="3.1999999999999999E-5" table:formula="of:=[.D11]/[.$B$3]" table:style-name="ce1">
            <text:p>0,000032</text:p>
          </table:table-cell>
          <table:table-cell office:value-type="float" office:value="-48.061799739838875" table:formula="of:=10*LOG([.E11]/(1*10^(-3)))" table:style-name="ce1">
            <text:p>-48,06179974</text:p>
          </table:table-cell>
          <table:table-cell office:value-type="float" office:value="-14.948500216800939" table:formula="of:=10*LOG([.F11]/(1*10^(-3)))" table:style-name="ce1">
            <text:p>-14,94850022</text:p>
          </table:table-cell>
          <table:table-cell table:style-name="ce1"/>
          <table:table-cell office:value-type="float" office:value="5" table:formula="of:=[.J10]+1" table:style-name="ce1">
            <text:p>5</text:p>
          </table:table-cell>
          <table:table-cell office:value-type="float" office:value="43.24776799" table:formula="of:=[.$L$1]*(2^[.J11]-1)" table:style-name="ce1">
            <text:p>43,24776799</text:p>
          </table:table-cell>
          <table:table-cell office:value-type="float" office:value="32" table:formula="of:=1+[.K11]/[.$L$1]" table:style-name="ce1">
            <text:p>32</text:p>
          </table:table-cell>
          <table:table-cell office:value-type="float" office:value="4.4285714421759996" table:formula="of:=[.K11]*2^10/10000" table:style-name="ce1">
            <text:p>4,428571442</text:p>
          </table:table-cell>
          <table:table-cell office:value-type="float" office:value="43.24776799" table:formula="of:=[.M11]*10000/2^10" table:style-name="ce1">
            <text:p>43,24776799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" table:formula="of:=2^[.A12]" table:style-name="ce1">
            <text:p>64</text:p>
          </table:table-cell>
          <table:table-cell office:value-type="float" office:value="1.5625E-5" table:formula="of:=[.$B$1]/2^[.A12]" table:style-name="ce1">
            <text:p>0,000015625</text:p>
          </table:table-cell>
          <table:table-cell office:value-type="float" office:value="3.2000000000000001E-2" table:formula="of:=[.$B$2]/(2*2^[.A12])" table:style-name="ce1">
            <text:p>0,032</text:p>
          </table:table-cell>
          <table:table-cell office:value-type="float" office:value="7.8124999999999996E-9" table:formula="of:=[.C12]/[.$B$3]" table:style-name="ce1">
            <text:p>7,8125E-09</text:p>
          </table:table-cell>
          <table:table-cell office:value-type="float" office:value="1.5999999999999999E-5" table:formula="of:=[.D12]/[.$B$3]" table:style-name="ce1">
            <text:p>0,000016</text:p>
          </table:table-cell>
          <table:table-cell office:value-type="float" office:value="-51.072099696478688" table:formula="of:=10*LOG([.E12]/(1*10^(-3)))" table:style-name="ce1">
            <text:p>-51,0720997</text:p>
          </table:table-cell>
          <table:table-cell office:value-type="float" office:value="-17.958800173440753" table:formula="of:=10*LOG([.F12]/(1*10^(-3)))" table:style-name="ce1">
            <text:p>-17,95880017</text:p>
          </table:table-cell>
          <table:table-cell table:style-name="ce1"/>
          <table:table-cell office:value-type="float" office:value="6" table:formula="of:=[.J11]+1" table:style-name="ce1">
            <text:p>6</text:p>
          </table:table-cell>
          <table:table-cell office:value-type="float" office:value="87.890625270000001" table:formula="of:=[.$L$1]*(2^[.J12]-1)" table:style-name="ce1">
            <text:p>87,89062527</text:p>
          </table:table-cell>
          <table:table-cell office:value-type="float" office:value="64" table:formula="of:=1+[.K12]/[.$L$1]" table:style-name="ce1">
            <text:p>64</text:p>
          </table:table-cell>
          <table:table-cell office:value-type="float" office:value="9.0000000276479994" table:formula="of:=[.K12]*2^10/10000" table:style-name="ce1">
            <text:p>9,000000028</text:p>
          </table:table-cell>
          <table:table-cell office:value-type="float" office:value="87.890625270000001" table:formula="of:=[.M12]*10000/2^10" table:style-name="ce1">
            <text:p>87,89062527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8" table:formula="of:=2^[.A13]" table:style-name="ce1">
            <text:p>128</text:p>
          </table:table-cell>
          <table:table-cell office:value-type="float" office:value="7.8125000000000002E-6" table:formula="of:=[.$B$1]/2^[.A13]" table:style-name="ce1">
            <text:p>7,8125E-06</text:p>
          </table:table-cell>
          <table:table-cell office:value-type="float" office:value="1.6E-2" table:formula="of:=[.$B$2]/(2*2^[.A13])" table:style-name="ce1">
            <text:p>0,016</text:p>
          </table:table-cell>
          <table:table-cell office:value-type="float" office:value="3.9062499999999998E-9" table:formula="of:=[.C13]/[.$B$3]" table:style-name="ce1">
            <text:p>3,90625E-09</text:p>
          </table:table-cell>
          <table:table-cell office:value-type="float" office:value="7.9999999999999996E-6" table:formula="of:=[.D13]/[.$B$3]" table:style-name="ce1">
            <text:p>0,000008</text:p>
          </table:table-cell>
          <table:table-cell office:value-type="float" office:value="-54.082399653118493" table:formula="of:=10*LOG([.E13]/(1*10^(-3)))" table:style-name="ce1">
            <text:p>-54,08239965</text:p>
          </table:table-cell>
          <table:table-cell office:value-type="float" office:value="-20.969100130080562" table:formula="of:=10*LOG([.F13]/(1*10^(-3)))" table:style-name="ce1">
            <text:p>-20,96910013</text:p>
          </table:table-cell>
          <table:table-cell table:style-name="ce1"/>
          <table:table-cell office:value-type="float" office:value="7" table:formula="of:=[.J12]+1" table:style-name="ce1">
            <text:p>7</text:p>
          </table:table-cell>
          <table:table-cell office:value-type="float" office:value="177.17633983000002" table:formula="of:=[.$L$1]*(2^[.J13]-1)" table:style-name="ce1">
            <text:p>177,1763398</text:p>
          </table:table-cell>
          <table:table-cell office:value-type="float" office:value="128" table:formula="of:=1+[.K13]/[.$L$1]" table:style-name="ce1">
            <text:p>128</text:p>
          </table:table-cell>
          <table:table-cell office:value-type="float" office:value="18.142857198592001" table:formula="of:=[.K13]*2^10/10000" table:style-name="ce1">
            <text:p>18,1428572</text:p>
          </table:table-cell>
          <table:table-cell office:value-type="float" office:value="177.17633983000002" table:formula="of:=[.M13]*10000/2^10" table:style-name="ce1">
            <text:p>177,1763398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6" table:formula="of:=2^[.A14]" table:style-name="ce1">
            <text:p>256</text:p>
          </table:table-cell>
          <table:table-cell office:value-type="float" office:value="3.9062500000000001E-6" table:formula="of:=[.$B$1]/2^[.A14]" table:style-name="ce1">
            <text:p>3,90625E-06</text:p>
          </table:table-cell>
          <table:table-cell office:value-type="float" office:value="8.0000000000000002E-3" table:formula="of:=[.$B$2]/(2*2^[.A14])" table:style-name="ce1">
            <text:p>0,008</text:p>
          </table:table-cell>
          <table:table-cell office:value-type="float" office:value="1.9531249999999999E-9" table:formula="of:=[.C14]/[.$B$3]" table:style-name="ce1">
            <text:p>1,95313E-09</text:p>
          </table:table-cell>
          <table:table-cell office:value-type="float" office:value="3.9999999999999998E-6" table:formula="of:=[.D14]/[.$B$3]" table:style-name="ce1">
            <text:p>0,000004</text:p>
          </table:table-cell>
          <table:table-cell office:value-type="float" office:value="-57.092699609758306" table:formula="of:=10*LOG([.E14]/(1*10^(-3)))" table:style-name="ce1">
            <text:p>-57,09269961</text:p>
          </table:table-cell>
          <table:table-cell office:value-type="float" office:value="-23.979400086720375" table:formula="of:=10*LOG([.F14]/(1*10^(-3)))" table:style-name="ce1">
            <text:p>-23,97940009</text:p>
          </table:table-cell>
          <table:table-cell table:style-name="ce1"/>
          <table:table-cell office:value-type="float" office:value="8" table:formula="of:=[.J13]+1" table:style-name="ce1">
            <text:p>8</text:p>
          </table:table-cell>
          <table:table-cell office:value-type="float" office:value="355.74776895000002" table:formula="of:=[.$L$1]*(2^[.J14]-1)" table:style-name="ce1">
            <text:p>355,747769</text:p>
          </table:table-cell>
          <table:table-cell office:value-type="float" office:value="256" table:formula="of:=1+[.K14]/[.$L$1]" table:style-name="ce1">
            <text:p>256</text:p>
          </table:table-cell>
          <table:table-cell office:value-type="float" office:value="36.42857154048" table:formula="of:=[.K14]*2^10/10000" table:style-name="ce1">
            <text:p>36,42857154</text:p>
          </table:table-cell>
          <table:table-cell office:value-type="float" office:value="355.74776895000002" table:formula="of:=[.M14]*10000/2^10" table:style-name="ce1">
            <text:p>355,747769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12" table:formula="of:=2^[.A15]" table:style-name="ce1">
            <text:p>512</text:p>
          </table:table-cell>
          <table:table-cell office:value-type="float" office:value="1.953125E-6" table:formula="of:=[.$B$1]/2^[.A15]" table:style-name="ce1">
            <text:p>1,95313E-06</text:p>
          </table:table-cell>
          <table:table-cell office:value-type="float" office:value="4.0000000000000001E-3" table:formula="of:=[.$B$2]/(2*2^[.A15])" table:style-name="ce1">
            <text:p>0,004</text:p>
          </table:table-cell>
          <table:table-cell office:value-type="float" office:value="9.7656249999999996E-10" table:formula="of:=[.C15]/[.$B$3]" table:style-name="ce1">
            <text:p>9,76563E-10</text:p>
          </table:table-cell>
          <table:table-cell office:value-type="float" office:value="1.9999999999999999E-6" table:formula="of:=[.D15]/[.$B$3]" table:style-name="ce1">
            <text:p>0,000002</text:p>
          </table:table-cell>
          <table:table-cell office:value-type="float" office:value="-60.102999566398118" table:formula="of:=10*LOG([.E15]/(1*10^(-3)))" table:style-name="ce1">
            <text:p>-60,10299957</text:p>
          </table:table-cell>
          <table:table-cell office:value-type="float" office:value="-26.989700043360187" table:formula="of:=10*LOG([.F15]/(1*10^(-3)))" table:style-name="ce1">
            <text:p>-26,98970004</text:p>
          </table:table-cell>
          <table:table-cell table:style-name="ce1"/>
          <table:table-cell office:value-type="float" office:value="9" table:formula="of:=[.J14]+1" table:style-name="ce1">
            <text:p>9</text:p>
          </table:table-cell>
          <table:table-cell office:value-type="float" office:value="712.89062719000003" table:formula="of:=[.$L$1]*(2^[.J15]-1)" table:style-name="ce1">
            <text:p>712,8906272</text:p>
          </table:table-cell>
          <table:table-cell office:value-type="float" office:value="512" table:formula="of:=1+[.K15]/[.$L$1]" table:style-name="ce1">
            <text:p>512</text:p>
          </table:table-cell>
          <table:table-cell office:value-type="float" office:value="73.000000224255999" table:formula="of:=[.K15]*2^10/10000" table:style-name="ce1">
            <text:p>73,00000022</text:p>
          </table:table-cell>
          <table:table-cell office:value-type="float" office:value="712.89062719000003" table:formula="of:=[.M15]*10000/2^10" table:style-name="ce1">
            <text:p>712,8906272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24" table:formula="of:=2^[.A16]" table:style-name="ce1">
            <text:p>1024</text:p>
          </table:table-cell>
          <table:table-cell office:value-type="float" office:value="9.7656250000000002E-7" table:formula="of:=[.$B$1]/2^[.A16]" table:style-name="ce1">
            <text:p>9,76563E-07</text:p>
          </table:table-cell>
          <table:table-cell office:value-type="float" office:value="2E-3" table:formula="of:=[.$B$2]/(2*2^[.A16])" table:style-name="ce1">
            <text:p>0,002</text:p>
          </table:table-cell>
          <table:table-cell office:value-type="float" office:value="4.8828124999999998E-10" table:formula="of:=[.C16]/[.$B$3]" table:style-name="ce1">
            <text:p>4,88281E-10</text:p>
          </table:table-cell>
          <table:table-cell office:value-type="float" office:value="9.9999999999999995E-7" table:formula="of:=[.D16]/[.$B$3]" table:style-name="ce1">
            <text:p>0,000001</text:p>
          </table:table-cell>
          <table:table-cell office:value-type="float" office:value="-63.113299523037931" table:formula="of:=10*LOG([.E16]/(1*10^(-3)))" table:style-name="ce1">
            <text:p>-63,11329952</text:p>
          </table:table-cell>
          <table:table-cell office:value-type="float" office:value="-30" table:formula="of:=10*LOG([.F16]/(1*10^(-3)))" table:style-name="ce1">
            <text:p>-30</text:p>
          </table:table-cell>
          <table:table-cell table:style-name="ce1"/>
          <table:table-cell office:value-type="float" office:value="10" table:formula="of:=[.J15]+1" table:style-name="ce1">
            <text:p>10</text:p>
          </table:table-cell>
          <table:table-cell office:value-type="float" office:value="1427.1763436700001" table:formula="of:=[.$L$1]*(2^[.J16]-1)" table:style-name="ce1">
            <text:p>1427,176344</text:p>
          </table:table-cell>
          <table:table-cell office:value-type="float" office:value="1024" table:formula="of:=1+[.K16]/[.$L$1]" table:style-name="ce1">
            <text:p>1024</text:p>
          </table:table-cell>
          <table:table-cell office:value-type="float" office:value="146.142857591808" table:formula="of:=[.K16]*2^10/10000" table:style-name="ce1">
            <text:p>146,1428576</text:p>
          </table:table-cell>
          <table:table-cell office:value-type="float" office:value="1427.1763436700001" table:formula="of:=[.M16]*10000/2^10" table:style-name="ce1">
            <text:p>1427,176344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48" table:formula="of:=2^[.A17]" table:style-name="ce1">
            <text:p>2048</text:p>
          </table:table-cell>
          <table:table-cell office:value-type="float" office:value="4.8828125000000001E-7" table:formula="of:=[.$B$1]/2^[.A17]" table:style-name="ce1">
            <text:p>4,88281E-07</text:p>
          </table:table-cell>
          <table:table-cell office:value-type="float" office:value="1E-3" table:formula="of:=[.$B$2]/(2*2^[.A17])" table:style-name="ce1">
            <text:p>0,001</text:p>
          </table:table-cell>
          <table:table-cell office:value-type="float" office:value="2.4414062499999999E-10" table:formula="of:=[.C17]/[.$B$3]" table:style-name="ce1">
            <text:p>2,44141E-10</text:p>
          </table:table-cell>
          <table:table-cell office:value-type="float" office:value="4.9999999999999998E-7" table:formula="of:=[.D17]/[.$B$3]" table:style-name="ce1">
            <text:p>0,0000005</text:p>
          </table:table-cell>
          <table:table-cell office:value-type="float" office:value="-66.123599479677736" table:formula="of:=10*LOG([.E17]/(1*10^(-3)))" table:style-name="ce1">
            <text:p>-66,12359948</text:p>
          </table:table-cell>
          <table:table-cell office:value-type="float" office:value="-33.010299956639813" table:formula="of:=10*LOG([.F17]/(1*10^(-3)))" table:style-name="ce1">
            <text:p>-33,01029996</text:p>
          </table:table-cell>
          <table:table-cell table:style-name="ce1"/>
          <table:table-cell office:value-type="float" office:value="11" table:formula="of:=[.J16]+1" table:style-name="ce1">
            <text:p>11</text:p>
          </table:table-cell>
          <table:table-cell office:value-type="float" office:value="2855.7477766299999" table:formula="of:=[.$L$1]*(2^[.J17]-1)" table:style-name="ce1">
            <text:p>2855,747777</text:p>
          </table:table-cell>
          <table:table-cell office:value-type="float" office:value="2047.9999999999998" table:formula="of:=1+[.K17]/[.$L$1]" table:style-name="ce1">
            <text:p>2048</text:p>
          </table:table-cell>
          <table:table-cell office:value-type="float" office:value="292.42857232691199" table:formula="of:=[.K17]*2^10/10000" table:style-name="ce1">
            <text:p>292,4285723</text:p>
          </table:table-cell>
          <table:table-cell office:value-type="float" office:value="2855.7477766299999" table:formula="of:=[.M17]*10000/2^10" table:style-name="ce1">
            <text:p>2855,747777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96" table:formula="of:=2^[.A18]" table:style-name="ce1">
            <text:p>4096</text:p>
          </table:table-cell>
          <table:table-cell office:value-type="float" office:value="2.4414062500000001E-7" table:formula="of:=[.$B$1]/2^[.A18]" table:style-name="ce1">
            <text:p>2,44141E-07</text:p>
          </table:table-cell>
          <table:table-cell office:value-type="float" office:value="5.0000000000000001E-4" table:formula="of:=[.$B$2]/(2*2^[.A18])" table:style-name="ce1">
            <text:p>0,0005</text:p>
          </table:table-cell>
          <table:table-cell office:value-type="float" office:value="1.2207031249999999E-10" table:formula="of:=[.C18]/[.$B$3]" table:style-name="ce1">
            <text:p>1,2207E-10</text:p>
          </table:table-cell>
          <table:table-cell office:value-type="float" office:value="2.4999999999999999E-7" table:formula="of:=[.D18]/[.$B$3]" table:style-name="ce1">
            <text:p>0,00000025</text:p>
          </table:table-cell>
          <table:table-cell office:value-type="float" office:value="-69.133899436317549" table:formula="of:=10*LOG([.E18]/(1*10^(-3)))" table:style-name="ce1">
            <text:p>-69,13389944</text:p>
          </table:table-cell>
          <table:table-cell office:value-type="float" office:value="-36.020599913279625" table:formula="of:=10*LOG([.F18]/(1*10^(-3)))" table:style-name="ce1">
            <text:p>-36,02059991</text:p>
          </table:table-cell>
          <table:table-cell table:style-name="ce1"/>
          <table:table-cell office:value-type="float" office:value="12" table:formula="of:=[.J17]+1" table:style-name="ce1">
            <text:p>12</text:p>
          </table:table-cell>
          <table:table-cell office:value-type="float" office:value="5712.8906425499999" table:formula="of:=[.$L$1]*(2^[.J18]-1)" table:style-name="ce1">
            <text:p>5712,890643</text:p>
          </table:table-cell>
          <table:table-cell office:value-type="float" office:value="4096" table:formula="of:=1+[.K18]/[.$L$1]" table:style-name="ce1">
            <text:p>4096</text:p>
          </table:table-cell>
          <table:table-cell office:value-type="float" office:value="585.00000179712004" table:formula="of:=[.K18]*2^10/10000" table:style-name="ce1">
            <text:p>585,0000018</text:p>
          </table:table-cell>
          <table:table-cell office:value-type="float" office:value="5712.8906425499999" table:formula="of:=[.M18]*10000/2^10" table:style-name="ce1">
            <text:p>5712,890643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192" table:formula="of:=2^[.A19]" table:style-name="ce1">
            <text:p>8192</text:p>
          </table:table-cell>
          <table:table-cell office:value-type="float" office:value="1.220703125E-7" table:formula="of:=[.$B$1]/2^[.A19]" table:style-name="ce1">
            <text:p>1,2207E-07</text:p>
          </table:table-cell>
          <table:table-cell office:value-type="float" office:value="2.5000000000000001E-4" table:formula="of:=[.$B$2]/(2*2^[.A19])" table:style-name="ce1">
            <text:p>0,00025</text:p>
          </table:table-cell>
          <table:table-cell office:value-type="float" office:value="6.1035156249999997E-11" table:formula="of:=[.C19]/[.$B$3]" table:style-name="ce1">
            <text:p>6,10352E-11</text:p>
          </table:table-cell>
          <table:table-cell office:value-type="float" office:value="1.2499999999999999E-7" table:formula="of:=[.D19]/[.$B$3]" table:style-name="ce1">
            <text:p>0,000000125</text:p>
          </table:table-cell>
          <table:table-cell office:value-type="float" office:value="-72.144199392957361" table:formula="of:=10*LOG([.E19]/(1*10^(-3)))" table:style-name="ce1">
            <text:p>-72,14419939</text:p>
          </table:table-cell>
          <table:table-cell office:value-type="float" office:value="-39.030899869919438" table:formula="of:=10*LOG([.F19]/(1*10^(-3)))" table:style-name="ce1">
            <text:p>-39,03089987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384" table:formula="of:=2^[.A20]" table:style-name="ce1">
            <text:p>16384</text:p>
          </table:table-cell>
          <table:table-cell office:value-type="float" office:value="6.1035156250000001E-8" table:formula="of:=[.$B$1]/2^[.A20]" table:style-name="ce1">
            <text:p>6,10352E-08</text:p>
          </table:table-cell>
          <table:table-cell office:value-type="float" office:value="1.25E-4" table:formula="of:=[.$B$2]/(2*2^[.A20])" table:style-name="ce1">
            <text:p>0,000125</text:p>
          </table:table-cell>
          <table:table-cell office:value-type="float" office:value="3.0517578124999999E-11" table:formula="of:=[.C20]/[.$B$3]" table:style-name="ce1">
            <text:p>3,05176E-11</text:p>
          </table:table-cell>
          <table:table-cell office:value-type="float" office:value="6.2499999999999997E-8" table:formula="of:=[.D20]/[.$B$3]" table:style-name="ce1">
            <text:p>6,25E-08</text:p>
          </table:table-cell>
          <table:table-cell office:value-type="float" office:value="-75.154499349597174" table:formula="of:=10*LOG([.E20]/(1*10^(-3)))" table:style-name="ce1">
            <text:p>-75,15449935</text:p>
          </table:table-cell>
          <table:table-cell office:value-type="float" office:value="-42.04119982655925" table:formula="of:=10*LOG([.F20]/(1*10^(-3)))" table:style-name="ce1">
            <text:p>-42,0411998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768" table:formula="of:=2^[.A21]" table:style-name="ce1">
            <text:p>32768</text:p>
          </table:table-cell>
          <table:table-cell office:value-type="float" office:value="3.0517578125000001E-8" table:formula="of:=[.$B$1]/2^[.A21]" table:style-name="ce1">
            <text:p>3,05176E-08</text:p>
          </table:table-cell>
          <table:table-cell office:value-type="float" office:value="6.2500000000000001E-5" table:formula="of:=[.$B$2]/(2*2^[.A21])" table:style-name="ce1">
            <text:p>0,0000625</text:p>
          </table:table-cell>
          <table:table-cell office:value-type="float" office:value="1.5258789062499999E-11" table:formula="of:=[.C21]/[.$B$3]" table:style-name="ce1">
            <text:p>1,52588E-11</text:p>
          </table:table-cell>
          <table:table-cell office:value-type="float" office:value="3.1249999999999999E-8" table:formula="of:=[.D21]/[.$B$3]" table:style-name="ce1">
            <text:p>3,125E-08</text:p>
          </table:table-cell>
          <table:table-cell office:value-type="float" office:value="-78.164799306236986" table:formula="of:=10*LOG([.E21]/(1*10^(-3)))" table:style-name="ce1">
            <text:p>-78,16479931</text:p>
          </table:table-cell>
          <table:table-cell office:value-type="float" office:value="-45.051499783199063" table:formula="of:=10*LOG([.F21]/(1*10^(-3)))" table:style-name="ce1">
            <text:p>-45,05149978</text:p>
          </table:table-cell>
          <table:table-cell table:style-name="ce1"/>
          <table:table-cell office:value-type="float" office:value="0" table:formula="of:=0" table:style-name="ce1">
            <text:p>0</text:p>
          </table:table-cell>
          <table:table-cell office:value-type="float" office:value="0" table:formula="of:=[.J21]*10000/(2^10*(2^[.$J$20]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536" table:formula="of:=2^[.A22]" table:style-name="ce1">
            <text:p>65536</text:p>
          </table:table-cell>
          <table:table-cell office:value-type="float" office:value="1.52587890625E-8" table:formula="of:=[.$B$1]/2^[.A22]" table:style-name="ce1">
            <text:p>1,52588E-08</text:p>
          </table:table-cell>
          <table:table-cell office:value-type="float" office:value="3.1250000000000001E-5" table:formula="of:=[.$B$2]/(2*2^[.A22])" table:style-name="ce1">
            <text:p>0,00003125</text:p>
          </table:table-cell>
          <table:table-cell office:value-type="float" office:value="7.6293945312499997E-12" table:formula="of:=[.C22]/[.$B$3]" table:style-name="ce1">
            <text:p>7,62939E-12</text:p>
          </table:table-cell>
          <table:table-cell office:value-type="float" office:value="1.5624999999999999E-8" table:formula="of:=[.D22]/[.$B$3]" table:style-name="ce1">
            <text:p>1,5625E-08</text:p>
          </table:table-cell>
          <table:table-cell office:value-type="float" office:value="-81.175099262876799" table:formula="of:=10*LOG([.E22]/(1*10^(-3)))" table:style-name="ce1">
            <text:p>-81,17509926</text:p>
          </table:table-cell>
          <table:table-cell office:value-type="float" office:value="-48.061799739838875" table:formula="of:=10*LOG([.F22]/(1*10^(-3)))" table:style-name="ce1">
            <text:p>-48,06179974</text:p>
          </table:table-cell>
          <table:table-cell table:style-name="ce1"/>
          <table:table-cell office:value-type="float" office:value="1" table:formula="of:=[.J21]+1" table:style-name="ce1">
            <text:p>1</text:p>
          </table:table-cell>
          <table:table-cell office:value-type="float" office:value="1.3950892857142858" table:formula="of:=[.J22]*10000/(2^10*(2^[.$J$20]-1))" table:style-name="ce1">
            <text:p>1,3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1072" table:formula="of:=2^[.A23]" table:style-name="ce1">
            <text:p>131072</text:p>
          </table:table-cell>
          <table:table-cell office:value-type="float" office:value="7.6293945312500002E-9" table:formula="of:=[.$B$1]/2^[.A23]" table:style-name="ce1">
            <text:p>7,62939E-09</text:p>
          </table:table-cell>
          <table:table-cell office:value-type="float" office:value="1.5625E-5" table:formula="of:=[.$B$2]/(2*2^[.A23])" table:style-name="ce1">
            <text:p>0,000015625</text:p>
          </table:table-cell>
          <table:table-cell office:value-type="float" office:value="3.8146972656249998E-12" table:formula="of:=[.C23]/[.$B$3]" table:style-name="ce1">
            <text:p>3,8147E-12</text:p>
          </table:table-cell>
          <table:table-cell office:value-type="float" office:value="7.8124999999999996E-9" table:formula="of:=[.D23]/[.$B$3]" table:style-name="ce1">
            <text:p>7,8125E-09</text:p>
          </table:table-cell>
          <table:table-cell office:value-type="float" office:value="-84.185399219516611" table:formula="of:=10*LOG([.E23]/(1*10^(-3)))" table:style-name="ce1">
            <text:p>-84,18539922</text:p>
          </table:table-cell>
          <table:table-cell office:value-type="float" office:value="-51.072099696478688" table:formula="of:=10*LOG([.F23]/(1*10^(-3)))" table:style-name="ce1">
            <text:p>-51,0720997</text:p>
          </table:table-cell>
          <table:table-cell table:style-name="ce1"/>
          <table:table-cell office:value-type="float" office:value="2" table:formula="of:=[.J22]+1" table:style-name="ce1">
            <text:p>2</text:p>
          </table:table-cell>
          <table:table-cell office:value-type="float" office:value="2.7901785714285716" table:formula="of:=[.J23]*10000/(2^10*(2^[.$J$20]-1))" table:style-name="ce1">
            <text:p>2,790178571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2144" table:formula="of:=2^[.A24]" table:style-name="ce1">
            <text:p>262144</text:p>
          </table:table-cell>
          <table:table-cell office:value-type="float" office:value="3.8146972656250001E-9" table:formula="of:=[.$B$1]/2^[.A24]" table:style-name="ce1">
            <text:p>3,8147E-09</text:p>
          </table:table-cell>
          <table:table-cell office:value-type="float" office:value="7.8125000000000002E-6" table:formula="of:=[.$B$2]/(2*2^[.A24])" table:style-name="ce1">
            <text:p>7,8125E-06</text:p>
          </table:table-cell>
          <table:table-cell office:value-type="float" office:value="1.9073486328124999E-12" table:formula="of:=[.C24]/[.$B$3]" table:style-name="ce1">
            <text:p>1,90735E-12</text:p>
          </table:table-cell>
          <table:table-cell office:value-type="float" office:value="3.9062499999999998E-9" table:formula="of:=[.D24]/[.$B$3]" table:style-name="ce1">
            <text:p>3,90625E-09</text:p>
          </table:table-cell>
          <table:table-cell office:value-type="float" office:value="-87.195699176156424" table:formula="of:=10*LOG([.E24]/(1*10^(-3)))" table:style-name="ce1">
            <text:p>-87,19569918</text:p>
          </table:table-cell>
          <table:table-cell office:value-type="float" office:value="-54.082399653118493" table:formula="of:=10*LOG([.F24]/(1*10^(-3)))" table:style-name="ce1">
            <text:p>-54,08239965</text:p>
          </table:table-cell>
          <table:table-cell table:style-name="ce1"/>
          <table:table-cell office:value-type="float" office:value="3" table:formula="of:=[.J23]+1" table:style-name="ce1">
            <text:p>3</text:p>
          </table:table-cell>
          <table:table-cell office:value-type="float" office:value="4.1852678571428568" table:formula="of:=[.J24]*10000/(2^10*(2^[.$J$20]-1))" table:style-name="ce1">
            <text:p>4,185267857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24288" table:formula="of:=2^[.A25]" table:style-name="ce1">
            <text:p>524288</text:p>
          </table:table-cell>
          <table:table-cell office:value-type="float" office:value="1.9073486328125E-9" table:formula="of:=[.$B$1]/2^[.A25]" table:style-name="ce1">
            <text:p>1,90735E-09</text:p>
          </table:table-cell>
          <table:table-cell office:value-type="float" office:value="3.9062500000000001E-6" table:formula="of:=[.$B$2]/(2*2^[.A25])" table:style-name="ce1">
            <text:p>3,90625E-06</text:p>
          </table:table-cell>
          <table:table-cell office:value-type="float" office:value="9.5367431640624996E-13" table:formula="of:=[.C25]/[.$B$3]" table:style-name="ce1">
            <text:p>9,53674E-13</text:p>
          </table:table-cell>
          <table:table-cell office:value-type="float" office:value="1.9531249999999999E-9" table:formula="of:=[.D25]/[.$B$3]" table:style-name="ce1">
            <text:p>1,95313E-09</text:p>
          </table:table-cell>
          <table:table-cell office:value-type="float" office:value="-90.205999132796236" table:formula="of:=10*LOG([.E25]/(1*10^(-3)))" table:style-name="ce1">
            <text:p>-90,20599913</text:p>
          </table:table-cell>
          <table:table-cell office:value-type="float" office:value="-57.092699609758306" table:formula="of:=10*LOG([.F25]/(1*10^(-3)))" table:style-name="ce1">
            <text:p>-57,09269961</text:p>
          </table:table-cell>
          <table:table-cell table:style-name="ce1"/>
          <table:table-cell office:value-type="float" office:value="4" table:formula="of:=[.J24]+1" table:style-name="ce1">
            <text:p>4</text:p>
          </table:table-cell>
          <table:table-cell office:value-type="float" office:value="5.5803571428571432" table:formula="of:=[.J25]*10000/(2^10*(2^[.$J$20]-1))" table:style-name="ce1">
            <text:p>5,580357143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48576" table:formula="of:=2^[.A26]" table:style-name="ce1">
            <text:p>1048576</text:p>
          </table:table-cell>
          <table:table-cell office:value-type="float" office:value="9.5367431640625002E-10" table:formula="of:=[.$B$1]/2^[.A26]" table:style-name="ce1">
            <text:p>9,53674E-10</text:p>
          </table:table-cell>
          <table:table-cell office:value-type="float" office:value="1.953125E-6" table:formula="of:=[.$B$2]/(2*2^[.A26])" table:style-name="ce1">
            <text:p>1,95313E-06</text:p>
          </table:table-cell>
          <table:table-cell office:value-type="float" office:value="4.7683715820312498E-13" table:formula="of:=[.C26]/[.$B$3]" table:style-name="ce1">
            <text:p>4,76837E-13</text:p>
          </table:table-cell>
          <table:table-cell office:value-type="float" office:value="9.7656249999999996E-10" table:formula="of:=[.D26]/[.$B$3]" table:style-name="ce1">
            <text:p>9,76563E-10</text:p>
          </table:table-cell>
          <table:table-cell office:value-type="float" office:value="-93.216299089436049" table:formula="of:=10*LOG([.E26]/(1*10^(-3)))" table:style-name="ce1">
            <text:p>-93,21629909</text:p>
          </table:table-cell>
          <table:table-cell office:value-type="float" office:value="-60.102999566398118" table:formula="of:=10*LOG([.F26]/(1*10^(-3)))" table:style-name="ce1">
            <text:p>-60,10299957</text:p>
          </table:table-cell>
          <table:table-cell table:style-name="ce1"/>
          <table:table-cell office:value-type="float" office:value="5" table:formula="of:=[.J25]+1" table:style-name="ce1">
            <text:p>5</text:p>
          </table:table-cell>
          <table:table-cell office:value-type="float" office:value="6.9754464285714288" table:formula="of:=[.J26]*10000/(2^10*(2^[.$J$20]-1))" table:style-name="ce1">
            <text:p>6,975446429</text:p>
          </table:table-cell>
          <table:table-cell table:number-columns-repeated="1637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97152" table:formula="of:=2^[.A27]" table:style-name="ce1">
            <text:p>2097152</text:p>
          </table:table-cell>
          <table:table-cell office:value-type="float" office:value="4.7683715820312501E-10" table:formula="of:=[.$B$1]/2^[.A27]" table:style-name="ce1">
            <text:p>4,76837E-10</text:p>
          </table:table-cell>
          <table:table-cell office:value-type="float" office:value="9.7656250000000002E-7" table:formula="of:=[.$B$2]/(2*2^[.A27])" table:style-name="ce1">
            <text:p>9,76563E-07</text:p>
          </table:table-cell>
          <table:table-cell office:value-type="float" office:value="2.3841857910156249E-13" table:formula="of:=[.C27]/[.$B$3]" table:style-name="ce1">
            <text:p>2,38419E-13</text:p>
          </table:table-cell>
          <table:table-cell office:value-type="float" office:value="4.8828124999999998E-10" table:formula="of:=[.D27]/[.$B$3]" table:style-name="ce1">
            <text:p>4,88281E-10</text:p>
          </table:table-cell>
          <table:table-cell office:value-type="float" office:value="-96.226599046075862" table:formula="of:=10*LOG([.E27]/(1*10^(-3)))" table:style-name="ce1">
            <text:p>-96,22659905</text:p>
          </table:table-cell>
          <table:table-cell office:value-type="float" office:value="-63.113299523037931" table:formula="of:=10*LOG([.F27]/(1*10^(-3)))" table:style-name="ce1">
            <text:p>-63,11329952</text:p>
          </table:table-cell>
          <table:table-cell table:style-name="ce1"/>
          <table:table-cell office:value-type="float" office:value="6" table:formula="of:=[.J26]+1" table:style-name="ce1">
            <text:p>6</text:p>
          </table:table-cell>
          <table:table-cell office:value-type="float" office:value="8.3705357142857135" table:formula="of:=[.J27]*10000/(2^10*(2^[.$J$20]-1))" table:style-name="ce1">
            <text:p>8,370535714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94304" table:formula="of:=2^[.A28]" table:style-name="ce1">
            <text:p>4194304</text:p>
          </table:table-cell>
          <table:table-cell office:value-type="float" office:value="2.384185791015625E-10" table:formula="of:=[.$B$1]/2^[.A28]" table:style-name="ce1">
            <text:p>2,38419E-10</text:p>
          </table:table-cell>
          <table:table-cell office:value-type="float" office:value="4.8828125000000001E-7" table:formula="of:=[.$B$2]/(2*2^[.A28])" table:style-name="ce1">
            <text:p>4,88281E-07</text:p>
          </table:table-cell>
          <table:table-cell office:value-type="float" office:value="1.1920928955078124E-13" table:formula="of:=[.C28]/[.$B$3]" table:style-name="ce1">
            <text:p>1,19209E-13</text:p>
          </table:table-cell>
          <table:table-cell office:value-type="float" office:value="2.4414062499999999E-10" table:formula="of:=[.D28]/[.$B$3]" table:style-name="ce1">
            <text:p>2,44141E-10</text:p>
          </table:table-cell>
          <table:table-cell office:value-type="float" office:value="-99.236899002715674" table:formula="of:=10*LOG([.E28]/(1*10^(-3)))" table:style-name="ce1">
            <text:p>-99,236899</text:p>
          </table:table-cell>
          <table:table-cell office:value-type="float" office:value="-66.123599479677736" table:formula="of:=10*LOG([.F28]/(1*10^(-3)))" table:style-name="ce1">
            <text:p>-66,12359948</text:p>
          </table:table-cell>
          <table:table-cell table:style-name="ce1"/>
          <table:table-cell office:value-type="float" office:value="7" table:formula="of:=[.J27]+1" table:style-name="ce1">
            <text:p>7</text:p>
          </table:table-cell>
          <table:table-cell office:value-type="float" office:value="9.765625" table:formula="of:=[.J28]*10000/(2^10*(2^[.$J$20]-1))" table:style-name="ce1">
            <text:p>9,765625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88608" table:formula="of:=2^[.A29]" table:style-name="ce1">
            <text:p>8388608</text:p>
          </table:table-cell>
          <table:table-cell office:value-type="float" office:value="1.1920928955078125E-10" table:formula="of:=[.$B$1]/2^[.A29]" table:style-name="ce1">
            <text:p>1,19209E-10</text:p>
          </table:table-cell>
          <table:table-cell office:value-type="float" office:value="2.4414062500000001E-7" table:formula="of:=[.$B$2]/(2*2^[.A29])" table:style-name="ce1">
            <text:p>2,44141E-07</text:p>
          </table:table-cell>
          <table:table-cell office:value-type="float" office:value="5.9604644775390622E-14" table:formula="of:=[.C29]/[.$B$3]" table:style-name="ce1">
            <text:p>5,96046E-14</text:p>
          </table:table-cell>
          <table:table-cell office:value-type="float" office:value="1.2207031249999999E-10" table:formula="of:=[.D29]/[.$B$3]" table:style-name="ce1">
            <text:p>1,2207E-10</text:p>
          </table:table-cell>
          <table:table-cell office:value-type="float" office:value="-102.24719895935549" table:formula="of:=10*LOG([.E29]/(1*10^(-3)))" table:style-name="ce1">
            <text:p>-102,247199</text:p>
          </table:table-cell>
          <table:table-cell office:value-type="float" office:value="-69.133899436317549" table:formula="of:=10*LOG([.F29]/(1*10^(-3)))" table:style-name="ce1">
            <text:p>-69,13389944</text:p>
          </table:table-cell>
          <table:table-cell table:style-name="ce1"/>
          <table:table-cell office:value-type="float" office:value="8" table:formula="of:=[.J28]+1" table:style-name="ce1">
            <text:p>8</text:p>
          </table:table-cell>
          <table:table-cell office:value-type="float" office:value="11.160714285714286" table:formula="of:=[.J29]*10000/(2^10*(2^[.$J$20]-1))" table:style-name="ce1">
            <text:p>11,16071429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777216" table:formula="of:=2^[.A30]" table:style-name="ce1">
            <text:p>16777216</text:p>
          </table:table-cell>
          <table:table-cell office:value-type="float" office:value="5.9604644775390626E-11" table:formula="of:=[.$B$1]/2^[.A30]" table:style-name="ce1">
            <text:p>5,96046E-11</text:p>
          </table:table-cell>
          <table:table-cell office:value-type="float" office:value="1.220703125E-7" table:formula="of:=[.$B$2]/(2*2^[.A30])" table:style-name="ce1">
            <text:p>1,2207E-07</text:p>
          </table:table-cell>
          <table:table-cell office:value-type="float" office:value="2.9802322387695311E-14" table:formula="of:=[.C30]/[.$B$3]" table:style-name="ce1">
            <text:p>2,98023E-14</text:p>
          </table:table-cell>
          <table:table-cell office:value-type="float" office:value="6.1035156249999997E-11" table:formula="of:=[.D30]/[.$B$3]" table:style-name="ce1">
            <text:p>6,10352E-11</text:p>
          </table:table-cell>
          <table:table-cell office:value-type="float" office:value="-105.2574989159953" table:formula="of:=10*LOG([.E30]/(1*10^(-3)))" table:style-name="ce1">
            <text:p>-105,2574989</text:p>
          </table:table-cell>
          <table:table-cell office:value-type="float" office:value="-72.144199392957361" table:formula="of:=10*LOG([.F30]/(1*10^(-3)))" table:style-name="ce1">
            <text:p>-72,14419939</text:p>
          </table:table-cell>
          <table:table-cell table:style-name="ce1"/>
          <table:table-cell office:value-type="float" office:value="9" table:formula="of:=[.J29]+1" table:style-name="ce1">
            <text:p>9</text:p>
          </table:table-cell>
          <table:table-cell office:value-type="float" office:value="12.555803571428571" table:formula="of:=[.J30]*10000/(2^10*(2^[.$J$20]-1))" table:style-name="ce1">
            <text:p>12,55580357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554432" table:formula="of:=2^[.A31]" table:style-name="ce1">
            <text:p>33554432</text:p>
          </table:table-cell>
          <table:table-cell office:value-type="float" office:value="2.9802322387695313E-11" table:formula="of:=[.$B$1]/2^[.A31]" table:style-name="ce1">
            <text:p>2,98023E-11</text:p>
          </table:table-cell>
          <table:table-cell office:value-type="float" office:value="6.1035156250000001E-8" table:formula="of:=[.$B$2]/(2*2^[.A31])" table:style-name="ce1">
            <text:p>6,10352E-08</text:p>
          </table:table-cell>
          <table:table-cell office:value-type="float" office:value="1.4901161193847656E-14" table:formula="of:=[.C31]/[.$B$3]" table:style-name="ce1">
            <text:p>1,49012E-14</text:p>
          </table:table-cell>
          <table:table-cell office:value-type="float" office:value="3.0517578124999999E-11" table:formula="of:=[.D31]/[.$B$3]" table:style-name="ce1">
            <text:p>3,05176E-11</text:p>
          </table:table-cell>
          <table:table-cell office:value-type="float" office:value="-108.26779887263511" table:formula="of:=10*LOG([.E31]/(1*10^(-3)))" table:style-name="ce1">
            <text:p>-108,2677989</text:p>
          </table:table-cell>
          <table:table-cell office:value-type="float" office:value="-75.154499349597174" table:formula="of:=10*LOG([.F31]/(1*10^(-3)))" table:style-name="ce1">
            <text:p>-75,15449935</text:p>
          </table:table-cell>
          <table:table-cell table:style-name="ce1"/>
          <table:table-cell office:value-type="float" office:value="10" table:formula="of:=[.J30]+1" table:style-name="ce1">
            <text:p>10</text:p>
          </table:table-cell>
          <table:table-cell office:value-type="float" office:value="13.950892857142858" table:formula="of:=[.J31]*10000/(2^10*(2^[.$J$20]-1))" table:style-name="ce1">
            <text:p>13,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108864" table:formula="of:=2^[.A32]" table:style-name="ce1">
            <text:p>67108864</text:p>
          </table:table-cell>
          <table:table-cell office:value-type="float" office:value="1.4901161193847657E-11" table:formula="of:=[.$B$1]/2^[.A32]" table:style-name="ce1">
            <text:p>1,49012E-11</text:p>
          </table:table-cell>
          <table:table-cell office:value-type="float" office:value="3.0517578125000001E-8" table:formula="of:=[.$B$2]/(2*2^[.A32])" table:style-name="ce1">
            <text:p>3,05176E-08</text:p>
          </table:table-cell>
          <table:table-cell office:value-type="float" office:value="7.4505805969238278E-15" table:formula="of:=[.C32]/[.$B$3]" table:style-name="ce1">
            <text:p>7,45058E-15</text:p>
          </table:table-cell>
          <table:table-cell office:value-type="float" office:value="1.5258789062499999E-11" table:formula="of:=[.D32]/[.$B$3]" table:style-name="ce1">
            <text:p>1,52588E-11</text:p>
          </table:table-cell>
          <table:table-cell office:value-type="float" office:value="-111.27809882927492" table:formula="of:=10*LOG([.E32]/(1*10^(-3)))" table:style-name="ce1">
            <text:p>-111,2780988</text:p>
          </table:table-cell>
          <table:table-cell office:value-type="float" office:value="-78.164799306236986" table:formula="of:=10*LOG([.F32]/(1*10^(-3)))" table:style-name="ce1">
            <text:p>-78,16479931</text:p>
          </table:table-cell>
          <table:table-cell table:style-name="ce1"/>
          <table:table-cell office:value-type="float" office:value="11" table:formula="of:=[.J31]+1" table:style-name="ce1">
            <text:p>11</text:p>
          </table:table-cell>
          <table:table-cell office:value-type="float" office:value="15.345982142857142" table:formula="of:=[.J32]*10000/(2^10*(2^[.$J$20]-1))" table:style-name="ce1">
            <text:p>15,34598214</text:p>
          </table:table-cell>
          <table:table-cell table:number-columns-repeated="1637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4217728" table:formula="of:=2^[.A33]" table:style-name="ce1">
            <text:p>134217728</text:p>
          </table:table-cell>
          <table:table-cell office:value-type="float" office:value="7.4505805969238283E-12" table:formula="of:=[.$B$1]/2^[.A33]" table:style-name="ce1">
            <text:p>7,45058E-12</text:p>
          </table:table-cell>
          <table:table-cell office:value-type="float" office:value="1.52587890625E-8" table:formula="of:=[.$B$2]/(2*2^[.A33])" table:style-name="ce1">
            <text:p>1,52588E-08</text:p>
          </table:table-cell>
          <table:table-cell office:value-type="float" office:value="3.7252902984619139E-15" table:formula="of:=[.C33]/[.$B$3]" table:style-name="ce1">
            <text:p>3,72529E-15</text:p>
          </table:table-cell>
          <table:table-cell office:value-type="float" office:value="7.6293945312499997E-12" table:formula="of:=[.D33]/[.$B$3]" table:style-name="ce1">
            <text:p>7,62939E-12</text:p>
          </table:table-cell>
          <table:table-cell office:value-type="float" office:value="-114.28839878591474" table:formula="of:=10*LOG([.E33]/(1*10^(-3)))" table:style-name="ce1">
            <text:p>-114,2883988</text:p>
          </table:table-cell>
          <table:table-cell office:value-type="float" office:value="-81.175099262876799" table:formula="of:=10*LOG([.F33]/(1*10^(-3)))" table:style-name="ce1">
            <text:p>-81,17509926</text:p>
          </table:table-cell>
          <table:table-cell table:style-name="ce1"/>
          <table:table-cell office:value-type="float" office:value="12" table:formula="of:=[.J32]+1" table:style-name="ce1">
            <text:p>12</text:p>
          </table:table-cell>
          <table:table-cell office:value-type="float" office:value="16.741071428571427" table:formula="of:=[.J33]*10000/(2^10*(2^[.$J$20]-1))" table:style-name="ce1">
            <text:p>16,74107143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8435456" table:formula="of:=2^[.A34]" table:style-name="ce1">
            <text:p>268435456</text:p>
          </table:table-cell>
          <table:table-cell office:value-type="float" office:value="3.7252902984619141E-12" table:formula="of:=[.$B$1]/2^[.A34]" table:style-name="ce1">
            <text:p>3,72529E-12</text:p>
          </table:table-cell>
          <table:table-cell office:value-type="float" office:value="7.6293945312500002E-9" table:formula="of:=[.$B$2]/(2*2^[.A34])" table:style-name="ce1">
            <text:p>7,62939E-09</text:p>
          </table:table-cell>
          <table:table-cell office:value-type="float" office:value="1.8626451492309569E-15" table:formula="of:=[.C34]/[.$B$3]" table:style-name="ce1">
            <text:p>1,86265E-15</text:p>
          </table:table-cell>
          <table:table-cell office:value-type="float" office:value="3.8146972656249998E-12" table:formula="of:=[.D34]/[.$B$3]" table:style-name="ce1">
            <text:p>3,8147E-12</text:p>
          </table:table-cell>
          <table:table-cell office:value-type="float" office:value="-117.29869874255455" table:formula="of:=10*LOG([.E34]/(1*10^(-3)))" table:style-name="ce1">
            <text:p>-117,2986987</text:p>
          </table:table-cell>
          <table:table-cell office:value-type="float" office:value="-84.185399219516611" table:formula="of:=10*LOG([.F34]/(1*10^(-3)))" table:style-name="ce1">
            <text:p>-84,18539922</text:p>
          </table:table-cell>
          <table:table-cell table:style-name="ce1"/>
          <table:table-cell office:value-type="float" office:value="13" table:formula="of:=[.J33]+1" table:style-name="ce1">
            <text:p>13</text:p>
          </table:table-cell>
          <table:table-cell office:value-type="float" office:value="18.136160714285715" table:formula="of:=[.J34]*10000/(2^10*(2^[.$J$20]-1))" table:style-name="ce1">
            <text:p>18,13616071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6870912" table:formula="of:=2^[.A35]" table:style-name="ce1">
            <text:p>536870912</text:p>
          </table:table-cell>
          <table:table-cell office:value-type="float" office:value="1.8626451492309571E-12" table:formula="of:=[.$B$1]/2^[.A35]" table:style-name="ce1">
            <text:p>1,86265E-12</text:p>
          </table:table-cell>
          <table:table-cell office:value-type="float" office:value="3.8146972656250001E-9" table:formula="of:=[.$B$2]/(2*2^[.A35])" table:style-name="ce1">
            <text:p>3,8147E-09</text:p>
          </table:table-cell>
          <table:table-cell office:value-type="float" office:value="9.3132257461547847E-16" table:formula="of:=[.C35]/[.$B$3]" table:style-name="ce1">
            <text:p>9,31323E-16</text:p>
          </table:table-cell>
          <table:table-cell office:value-type="float" office:value="1.9073486328124999E-12" table:formula="of:=[.D35]/[.$B$3]" table:style-name="ce1">
            <text:p>1,90735E-12</text:p>
          </table:table-cell>
          <table:table-cell office:value-type="float" office:value="-120.30899869919436" table:formula="of:=10*LOG([.E35]/(1*10^(-3)))" table:style-name="ce1">
            <text:p>-120,3089987</text:p>
          </table:table-cell>
          <table:table-cell office:value-type="float" office:value="-87.195699176156424" table:formula="of:=10*LOG([.F35]/(1*10^(-3)))" table:style-name="ce1">
            <text:p>-87,19569918</text:p>
          </table:table-cell>
          <table:table-cell table:style-name="ce1"/>
          <table:table-cell office:value-type="float" office:value="14" table:formula="of:=[.J34]+1" table:style-name="ce1">
            <text:p>14</text:p>
          </table:table-cell>
          <table:table-cell office:value-type="float" office:value="19.53125" table:formula="of:=[.J35]*10000/(2^10*(2^[.$J$20]-1))" table:style-name="ce1">
            <text:p>19,5312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5" table:formula="of:=[.J35]+1" table:style-name="ce1">
            <text:p>15</text:p>
          </table:table-cell>
          <table:table-cell office:value-type="float" office:value="20.926339285714285" table:formula="of:=[.J36]*10000/(2^10*(2^[.$J$20]-1))" table:style-name="ce1">
            <text:p>20,926339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6" table:formula="of:=[.J36]+1" table:style-name="ce1">
            <text:p>16</text:p>
          </table:table-cell>
          <table:table-cell office:value-type="float" office:value="22.321428571428573" table:formula="of:=[.J37]*10000/(2^10*(2^[.$J$20]-1))" table:style-name="ce1">
            <text:p>22,321428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7" table:formula="of:=[.J37]+1" table:style-name="ce1">
            <text:p>17</text:p>
          </table:table-cell>
          <table:table-cell office:value-type="float" office:value="23.716517857142858" table:formula="of:=[.J38]*10000/(2^10*(2^[.$J$20]-1))" table:style-name="ce1">
            <text:p>23,716517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8" table:formula="of:=[.J38]+1" table:style-name="ce1">
            <text:p>18</text:p>
          </table:table-cell>
          <table:table-cell office:value-type="float" office:value="25.111607142857142" table:formula="of:=[.J39]*10000/(2^10*(2^[.$J$20]-1))" table:style-name="ce1">
            <text:p>25,111607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9" table:formula="of:=[.J39]+1" table:style-name="ce1">
            <text:p>19</text:p>
          </table:table-cell>
          <table:table-cell office:value-type="float" office:value="26.506696428571427" table:formula="of:=[.J40]*10000/(2^10*(2^[.$J$20]-1))" table:style-name="ce1">
            <text:p>26,506696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0" table:formula="of:=[.J40]+1" table:style-name="ce1">
            <text:p>20</text:p>
          </table:table-cell>
          <table:table-cell office:value-type="float" office:value="27.901785714285715" table:formula="of:=[.J41]*10000/(2^10*(2^[.$J$20]-1))" table:style-name="ce1">
            <text:p>27,9017857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1" table:formula="of:=[.J41]+1" table:style-name="ce1">
            <text:p>21</text:p>
          </table:table-cell>
          <table:table-cell office:value-type="float" office:value="29.296875" table:formula="of:=[.J42]*10000/(2^10*(2^[.$J$20]-1))" table:style-name="ce1">
            <text:p>29,29687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2" table:formula="of:=[.J42]+1" table:style-name="ce1">
            <text:p>22</text:p>
          </table:table-cell>
          <table:table-cell office:value-type="float" office:value="30.691964285714285" table:formula="of:=[.J43]*10000/(2^10*(2^[.$J$20]-1))" table:style-name="ce1">
            <text:p>30,691964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3" table:formula="of:=[.J43]+1" table:style-name="ce1">
            <text:p>23</text:p>
          </table:table-cell>
          <table:table-cell office:value-type="float" office:value="32.087053571428569" table:formula="of:=[.J44]*10000/(2^10*(2^[.$J$20]-1))" table:style-name="ce1">
            <text:p>32,087053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4" table:formula="of:=[.J44]+1" table:style-name="ce1">
            <text:p>24</text:p>
          </table:table-cell>
          <table:table-cell office:value-type="float" office:value="33.482142857142854" table:formula="of:=[.J45]*10000/(2^10*(2^[.$J$20]-1))" table:style-name="ce1">
            <text:p>33,482142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5" table:formula="of:=[.J45]+1" table:style-name="ce1">
            <text:p>25</text:p>
          </table:table-cell>
          <table:table-cell office:value-type="float" office:value="34.877232142857146" table:formula="of:=[.J46]*10000/(2^10*(2^[.$J$20]-1))" table:style-name="ce1">
            <text:p>34,877232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6" table:formula="of:=[.J46]+1" table:style-name="ce1">
            <text:p>26</text:p>
          </table:table-cell>
          <table:table-cell office:value-type="float" office:value="36.272321428571431" table:formula="of:=[.J47]*10000/(2^10*(2^[.$J$20]-1))" table:style-name="ce1">
            <text:p>36,272321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7" table:formula="of:=[.J47]+1" table:style-name="ce1">
            <text:p>27</text:p>
          </table:table-cell>
          <table:table-cell office:value-type="float" office:value="37.667410714285715" table:formula="of:=[.J48]*10000/(2^10*(2^[.$J$20]-1))" table:style-name="ce1">
            <text:p>37,667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8" table:formula="of:=[.J48]+1" table:style-name="ce1">
            <text:p>28</text:p>
          </table:table-cell>
          <table:table-cell office:value-type="float" office:value="39.0625" table:formula="of:=[.J49]*10000/(2^10*(2^[.$J$20]-1))" table:style-name="ce1">
            <text:p>39,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9" table:formula="of:=[.J49]+1" table:style-name="ce1">
            <text:p>29</text:p>
          </table:table-cell>
          <table:table-cell office:value-type="float" office:value="40.457589285714285" table:formula="of:=[.J50]*10000/(2^10*(2^[.$J$20]-1))" table:style-name="ce1">
            <text:p>40,457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0" table:formula="of:=[.J50]+1" table:style-name="ce1">
            <text:p>30</text:p>
          </table:table-cell>
          <table:table-cell office:value-type="float" office:value="41.852678571428569" table:formula="of:=[.J51]*10000/(2^10*(2^[.$J$20]-1))" table:style-name="ce1">
            <text:p>41,85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1" table:formula="of:=[.J51]+1" table:style-name="ce1">
            <text:p>31</text:p>
          </table:table-cell>
          <table:table-cell office:value-type="float" office:value="43.247767857142854" table:formula="of:=[.J52]*10000/(2^10*(2^[.$J$20]-1))" table:style-name="ce1">
            <text:p>43,24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2" table:formula="of:=[.J52]+1" table:style-name="ce1">
            <text:p>32</text:p>
          </table:table-cell>
          <table:table-cell office:value-type="float" office:value="44.642857142857146" table:formula="of:=[.J53]*10000/(2^10*(2^[.$J$20]-1))" table:style-name="ce1">
            <text:p>44,64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3" table:formula="of:=[.J53]+1" table:style-name="ce1">
            <text:p>33</text:p>
          </table:table-cell>
          <table:table-cell office:value-type="float" office:value="46.037946428571431" table:formula="of:=[.J54]*10000/(2^10*(2^[.$J$20]-1))" table:style-name="ce1">
            <text:p>46,03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4" table:formula="of:=[.J54]+1" table:style-name="ce1">
            <text:p>34</text:p>
          </table:table-cell>
          <table:table-cell office:value-type="float" office:value="47.433035714285715" table:formula="of:=[.J55]*10000/(2^10*(2^[.$J$20]-1))" table:style-name="ce1">
            <text:p>47,43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5" table:formula="of:=[.J55]+1" table:style-name="ce1">
            <text:p>35</text:p>
          </table:table-cell>
          <table:table-cell office:value-type="float" office:value="48.828125" table:formula="of:=[.J56]*10000/(2^10*(2^[.$J$20]-1))" table:style-name="ce1">
            <text:p>48,82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6" table:formula="of:=[.J56]+1" table:style-name="ce1">
            <text:p>36</text:p>
          </table:table-cell>
          <table:table-cell office:value-type="float" office:value="50.223214285714285" table:formula="of:=[.J57]*10000/(2^10*(2^[.$J$20]-1))" table:style-name="ce1">
            <text:p>50,22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7" table:formula="of:=[.J57]+1" table:style-name="ce1">
            <text:p>37</text:p>
          </table:table-cell>
          <table:table-cell office:value-type="float" office:value="51.618303571428569" table:formula="of:=[.J58]*10000/(2^10*(2^[.$J$20]-1))" table:style-name="ce1">
            <text:p>51,61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8" table:formula="of:=[.J58]+1" table:style-name="ce1">
            <text:p>38</text:p>
          </table:table-cell>
          <table:table-cell office:value-type="float" office:value="53.013392857142854" table:formula="of:=[.J59]*10000/(2^10*(2^[.$J$20]-1))" table:style-name="ce1">
            <text:p>53,01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9" table:formula="of:=[.J59]+1" table:style-name="ce1">
            <text:p>39</text:p>
          </table:table-cell>
          <table:table-cell office:value-type="float" office:value="54.408482142857146" table:formula="of:=[.J60]*10000/(2^10*(2^[.$J$20]-1))" table:style-name="ce1">
            <text:p>54,40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0" table:formula="of:=[.J60]+1" table:style-name="ce1">
            <text:p>40</text:p>
          </table:table-cell>
          <table:table-cell office:value-type="float" office:value="55.803571428571431" table:formula="of:=[.J61]*10000/(2^10*(2^[.$J$20]-1))" table:style-name="ce1">
            <text:p>55,80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1" table:formula="of:=[.J61]+1" table:style-name="ce1">
            <text:p>41</text:p>
          </table:table-cell>
          <table:table-cell office:value-type="float" office:value="57.198660714285715" table:formula="of:=[.J62]*10000/(2^10*(2^[.$J$20]-1))" table:style-name="ce1">
            <text:p>57,19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2" table:formula="of:=[.J62]+1" table:style-name="ce1">
            <text:p>42</text:p>
          </table:table-cell>
          <table:table-cell office:value-type="float" office:value="58.59375" table:formula="of:=[.J63]*10000/(2^10*(2^[.$J$20]-1))" table:style-name="ce1">
            <text:p>58,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3" table:formula="of:=[.J63]+1" table:style-name="ce1">
            <text:p>43</text:p>
          </table:table-cell>
          <table:table-cell office:value-type="float" office:value="59.988839285714285" table:formula="of:=[.J64]*10000/(2^10*(2^[.$J$20]-1))" table:style-name="ce1">
            <text:p>59,98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4" table:formula="of:=[.J64]+1" table:style-name="ce1">
            <text:p>44</text:p>
          </table:table-cell>
          <table:table-cell office:value-type="float" office:value="61.383928571428569" table:formula="of:=[.J65]*10000/(2^10*(2^[.$J$20]-1))" table:style-name="ce1">
            <text:p>61,383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5" table:formula="of:=[.J65]+1" table:style-name="ce1">
            <text:p>45</text:p>
          </table:table-cell>
          <table:table-cell office:value-type="float" office:value="62.779017857142854" table:formula="of:=[.J66]*10000/(2^10*(2^[.$J$20]-1))" table:style-name="ce1">
            <text:p>62,779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6" table:formula="of:=[.J66]+1" table:style-name="ce1">
            <text:p>46</text:p>
          </table:table-cell>
          <table:table-cell office:value-type="float" office:value="64.174107142857139" table:formula="of:=[.J67]*10000/(2^10*(2^[.$J$20]-1))" table:style-name="ce1">
            <text:p>64,174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7" table:formula="of:=[.J67]+1" table:style-name="ce1">
            <text:p>47</text:p>
          </table:table-cell>
          <table:table-cell office:value-type="float" office:value="65.569196428571431" table:formula="of:=[.J68]*10000/(2^10*(2^[.$J$20]-1))" table:style-name="ce1">
            <text:p>65,569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8" table:formula="of:=[.J68]+1" table:style-name="ce1">
            <text:p>48</text:p>
          </table:table-cell>
          <table:table-cell office:value-type="float" office:value="66.964285714285708" table:formula="of:=[.J69]*10000/(2^10*(2^[.$J$20]-1))" table:style-name="ce1">
            <text:p>66,964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9" table:formula="of:=[.J69]+1" table:style-name="ce1">
            <text:p>49</text:p>
          </table:table-cell>
          <table:table-cell office:value-type="float" office:value="68.359375" table:formula="of:=[.J70]*10000/(2^10*(2^[.$J$20]-1))" table:style-name="ce1">
            <text:p>68,3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0" table:formula="of:=[.J70]+1" table:style-name="ce1">
            <text:p>50</text:p>
          </table:table-cell>
          <table:table-cell office:value-type="float" office:value="69.754464285714292" table:formula="of:=[.J71]*10000/(2^10*(2^[.$J$20]-1))" table:style-name="ce1">
            <text:p>69,754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1" table:formula="of:=[.J71]+1" table:style-name="ce1">
            <text:p>51</text:p>
          </table:table-cell>
          <table:table-cell office:value-type="float" office:value="71.149553571428569" table:formula="of:=[.J72]*10000/(2^10*(2^[.$J$20]-1))" table:style-name="ce1">
            <text:p>71,149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2" table:formula="of:=[.J72]+1" table:style-name="ce1">
            <text:p>52</text:p>
          </table:table-cell>
          <table:table-cell office:value-type="float" office:value="72.544642857142861" table:formula="of:=[.J73]*10000/(2^10*(2^[.$J$20]-1))" table:style-name="ce1">
            <text:p>72,5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3" table:formula="of:=[.J73]+1" table:style-name="ce1">
            <text:p>53</text:p>
          </table:table-cell>
          <table:table-cell office:value-type="float" office:value="73.939732142857139" table:formula="of:=[.J74]*10000/(2^10*(2^[.$J$20]-1))" table:style-name="ce1">
            <text:p>73,9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4" table:formula="of:=[.J74]+1" table:style-name="ce1">
            <text:p>54</text:p>
          </table:table-cell>
          <table:table-cell office:value-type="float" office:value="75.334821428571431" table:formula="of:=[.J75]*10000/(2^10*(2^[.$J$20]-1))" table:style-name="ce1">
            <text:p>75,3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5" table:formula="of:=[.J75]+1" table:style-name="ce1">
            <text:p>55</text:p>
          </table:table-cell>
          <table:table-cell office:value-type="float" office:value="76.729910714285708" table:formula="of:=[.J76]*10000/(2^10*(2^[.$J$20]-1))" table:style-name="ce1">
            <text:p>76,7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6" table:formula="of:=[.J76]+1" table:style-name="ce1">
            <text:p>56</text:p>
          </table:table-cell>
          <table:table-cell office:value-type="float" office:value="78.125" table:formula="of:=[.J77]*10000/(2^10*(2^[.$J$20]-1))" table:style-name="ce1">
            <text:p>78,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7" table:formula="of:=[.J77]+1" table:style-name="ce1">
            <text:p>57</text:p>
          </table:table-cell>
          <table:table-cell office:value-type="float" office:value="79.520089285714292" table:formula="of:=[.J78]*10000/(2^10*(2^[.$J$20]-1))" table:style-name="ce1">
            <text:p>79,5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8" table:formula="of:=[.J78]+1" table:style-name="ce1">
            <text:p>58</text:p>
          </table:table-cell>
          <table:table-cell office:value-type="float" office:value="80.915178571428569" table:formula="of:=[.J79]*10000/(2^10*(2^[.$J$20]-1))" table:style-name="ce1">
            <text:p>80,9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9" table:formula="of:=[.J79]+1" table:style-name="ce1">
            <text:p>59</text:p>
          </table:table-cell>
          <table:table-cell office:value-type="float" office:value="82.310267857142861" table:formula="of:=[.J80]*10000/(2^10*(2^[.$J$20]-1))" table:style-name="ce1">
            <text:p>82,3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0" table:formula="of:=[.J80]+1" table:style-name="ce1">
            <text:p>60</text:p>
          </table:table-cell>
          <table:table-cell office:value-type="float" office:value="83.705357142857139" table:formula="of:=[.J81]*10000/(2^10*(2^[.$J$20]-1))" table:style-name="ce1">
            <text:p>83,7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1" table:formula="of:=[.J81]+1" table:style-name="ce1">
            <text:p>61</text:p>
          </table:table-cell>
          <table:table-cell office:value-type="float" office:value="85.100446428571431" table:formula="of:=[.J82]*10000/(2^10*(2^[.$J$20]-1))" table:style-name="ce1">
            <text:p>85,1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2" table:formula="of:=[.J82]+1" table:style-name="ce1">
            <text:p>62</text:p>
          </table:table-cell>
          <table:table-cell office:value-type="float" office:value="86.495535714285708" table:formula="of:=[.J83]*10000/(2^10*(2^[.$J$20]-1))" table:style-name="ce1">
            <text:p>86,4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3" table:formula="of:=[.J83]+1" table:style-name="ce1">
            <text:p>63</text:p>
          </table:table-cell>
          <table:table-cell office:value-type="float" office:value="87.890625" table:formula="of:=[.J84]*10000/(2^10*(2^[.$J$20]-1))" table:style-name="ce1">
            <text:p>87,8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4" table:formula="of:=[.J84]+1" table:style-name="ce1">
            <text:p>64</text:p>
          </table:table-cell>
          <table:table-cell office:value-type="float" office:value="89.285714285714292" table:formula="of:=[.J85]*10000/(2^10*(2^[.$J$20]-1))" table:style-name="ce1">
            <text:p>89,2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5" table:formula="of:=[.J85]+1" table:style-name="ce1">
            <text:p>65</text:p>
          </table:table-cell>
          <table:table-cell office:value-type="float" office:value="90.680803571428569" table:formula="of:=[.J86]*10000/(2^10*(2^[.$J$20]-1))" table:style-name="ce1">
            <text:p>90,6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6" table:formula="of:=[.J86]+1" table:style-name="ce1">
            <text:p>66</text:p>
          </table:table-cell>
          <table:table-cell office:value-type="float" office:value="92.075892857142861" table:formula="of:=[.J87]*10000/(2^10*(2^[.$J$20]-1))" table:style-name="ce1">
            <text:p>92,0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7" table:formula="of:=[.J87]+1" table:style-name="ce1">
            <text:p>67</text:p>
          </table:table-cell>
          <table:table-cell office:value-type="float" office:value="93.470982142857139" table:formula="of:=[.J88]*10000/(2^10*(2^[.$J$20]-1))" table:style-name="ce1">
            <text:p>93,470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8" table:formula="of:=[.J88]+1" table:style-name="ce1">
            <text:p>68</text:p>
          </table:table-cell>
          <table:table-cell office:value-type="float" office:value="94.866071428571431" table:formula="of:=[.J89]*10000/(2^10*(2^[.$J$20]-1))" table:style-name="ce1">
            <text:p>94,866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9" table:formula="of:=[.J89]+1" table:style-name="ce1">
            <text:p>69</text:p>
          </table:table-cell>
          <table:table-cell office:value-type="float" office:value="96.261160714285708" table:formula="of:=[.J90]*10000/(2^10*(2^[.$J$20]-1))" table:style-name="ce1">
            <text:p>96,261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0" table:formula="of:=[.J90]+1" table:style-name="ce1">
            <text:p>70</text:p>
          </table:table-cell>
          <table:table-cell office:value-type="float" office:value="97.65625" table:formula="of:=[.J91]*10000/(2^10*(2^[.$J$20]-1))" table:style-name="ce1">
            <text:p>97,6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1" table:formula="of:=[.J91]+1" table:style-name="ce1">
            <text:p>71</text:p>
          </table:table-cell>
          <table:table-cell office:value-type="float" office:value="99.051339285714292" table:formula="of:=[.J92]*10000/(2^10*(2^[.$J$20]-1))" table:style-name="ce1">
            <text:p>99,051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2" table:formula="of:=[.J92]+1" table:style-name="ce1">
            <text:p>72</text:p>
          </table:table-cell>
          <table:table-cell office:value-type="float" office:value="100.44642857142857" table:formula="of:=[.J93]*10000/(2^10*(2^[.$J$20]-1))" table:style-name="ce1">
            <text:p>100,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3" table:formula="of:=[.J93]+1" table:style-name="ce1">
            <text:p>73</text:p>
          </table:table-cell>
          <table:table-cell office:value-type="float" office:value="101.84151785714286" table:formula="of:=[.J94]*10000/(2^10*(2^[.$J$20]-1))" table:style-name="ce1">
            <text:p>101,84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4" table:formula="of:=[.J94]+1" table:style-name="ce1">
            <text:p>74</text:p>
          </table:table-cell>
          <table:table-cell office:value-type="float" office:value="103.23660714285714" table:formula="of:=[.J95]*10000/(2^10*(2^[.$J$20]-1))" table:style-name="ce1">
            <text:p>103,23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5" table:formula="of:=[.J95]+1" table:style-name="ce1">
            <text:p>75</text:p>
          </table:table-cell>
          <table:table-cell office:value-type="float" office:value="104.63169642857143" table:formula="of:=[.J96]*10000/(2^10*(2^[.$J$20]-1))" table:style-name="ce1">
            <text:p>104,63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6" table:formula="of:=[.J96]+1" table:style-name="ce1">
            <text:p>76</text:p>
          </table:table-cell>
          <table:table-cell office:value-type="float" office:value="106.02678571428571" table:formula="of:=[.J97]*10000/(2^10*(2^[.$J$20]-1))" table:style-name="ce1">
            <text:p>106,0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7" table:formula="of:=[.J97]+1" table:style-name="ce1">
            <text:p>77</text:p>
          </table:table-cell>
          <table:table-cell office:value-type="float" office:value="107.421875" table:formula="of:=[.J98]*10000/(2^10*(2^[.$J$20]-1))" table:style-name="ce1">
            <text:p>107,42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8" table:formula="of:=[.J98]+1" table:style-name="ce1">
            <text:p>78</text:p>
          </table:table-cell>
          <table:table-cell office:value-type="float" office:value="108.81696428571429" table:formula="of:=[.J99]*10000/(2^10*(2^[.$J$20]-1))" table:style-name="ce1">
            <text:p>108,81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9" table:formula="of:=[.J99]+1" table:style-name="ce1">
            <text:p>79</text:p>
          </table:table-cell>
          <table:table-cell office:value-type="float" office:value="110.21205357142857" table:formula="of:=[.J100]*10000/(2^10*(2^[.$J$20]-1))" table:style-name="ce1">
            <text:p>110,21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0" table:formula="of:=[.J100]+1" table:style-name="ce1">
            <text:p>80</text:p>
          </table:table-cell>
          <table:table-cell office:value-type="float" office:value="111.60714285714286" table:formula="of:=[.J101]*10000/(2^10*(2^[.$J$20]-1))" table:style-name="ce1">
            <text:p>111,60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1" table:formula="of:=[.J101]+1" table:style-name="ce1">
            <text:p>81</text:p>
          </table:table-cell>
          <table:table-cell office:value-type="float" office:value="113.00223214285714" table:formula="of:=[.J102]*10000/(2^10*(2^[.$J$20]-1))" table:style-name="ce1">
            <text:p>113,00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2" table:formula="of:=[.J102]+1" table:style-name="ce1">
            <text:p>82</text:p>
          </table:table-cell>
          <table:table-cell office:value-type="float" office:value="114.39732142857143" table:formula="of:=[.J103]*10000/(2^10*(2^[.$J$20]-1))" table:style-name="ce1">
            <text:p>114,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3" table:formula="of:=[.J103]+1" table:style-name="ce1">
            <text:p>83</text:p>
          </table:table-cell>
          <table:table-cell office:value-type="float" office:value="115.79241071428571" table:formula="of:=[.J104]*10000/(2^10*(2^[.$J$20]-1))" table:style-name="ce1">
            <text:p>115,79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4" table:formula="of:=[.J104]+1" table:style-name="ce1">
            <text:p>84</text:p>
          </table:table-cell>
          <table:table-cell office:value-type="float" office:value="117.1875" table:formula="of:=[.J105]*10000/(2^10*(2^[.$J$20]-1))" table:style-name="ce1">
            <text:p>117,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5" table:formula="of:=[.J105]+1" table:style-name="ce1">
            <text:p>85</text:p>
          </table:table-cell>
          <table:table-cell office:value-type="float" office:value="118.58258928571429" table:formula="of:=[.J106]*10000/(2^10*(2^[.$J$20]-1))" table:style-name="ce1">
            <text:p>118,58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6" table:formula="of:=[.J106]+1" table:style-name="ce1">
            <text:p>86</text:p>
          </table:table-cell>
          <table:table-cell office:value-type="float" office:value="119.97767857142857" table:formula="of:=[.J107]*10000/(2^10*(2^[.$J$20]-1))" table:style-name="ce1">
            <text:p>119,9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7" table:formula="of:=[.J107]+1" table:style-name="ce1">
            <text:p>87</text:p>
          </table:table-cell>
          <table:table-cell office:value-type="float" office:value="121.37276785714286" table:formula="of:=[.J108]*10000/(2^10*(2^[.$J$20]-1))" table:style-name="ce1">
            <text:p>121,37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8" table:formula="of:=[.J108]+1" table:style-name="ce1">
            <text:p>88</text:p>
          </table:table-cell>
          <table:table-cell office:value-type="float" office:value="122.76785714285714" table:formula="of:=[.J109]*10000/(2^10*(2^[.$J$20]-1))" table:style-name="ce1">
            <text:p>122,76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9" table:formula="of:=[.J109]+1" table:style-name="ce1">
            <text:p>89</text:p>
          </table:table-cell>
          <table:table-cell office:value-type="float" office:value="124.16294642857143" table:formula="of:=[.J110]*10000/(2^10*(2^[.$J$20]-1))" table:style-name="ce1">
            <text:p>124,16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0" table:formula="of:=[.J110]+1" table:style-name="ce1">
            <text:p>90</text:p>
          </table:table-cell>
          <table:table-cell office:value-type="float" office:value="125.55803571428571" table:formula="of:=[.J111]*10000/(2^10*(2^[.$J$20]-1))" table:style-name="ce1">
            <text:p>125,55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1" table:formula="of:=[.J111]+1" table:style-name="ce1">
            <text:p>91</text:p>
          </table:table-cell>
          <table:table-cell office:value-type="float" office:value="126.953125" table:formula="of:=[.J112]*10000/(2^10*(2^[.$J$20]-1))" table:style-name="ce1">
            <text:p>126,95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2" table:formula="of:=[.J112]+1" table:style-name="ce1">
            <text:p>92</text:p>
          </table:table-cell>
          <table:table-cell office:value-type="float" office:value="128.34821428571428" table:formula="of:=[.J113]*10000/(2^10*(2^[.$J$20]-1))" table:style-name="ce1">
            <text:p>128,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3" table:formula="of:=[.J113]+1" table:style-name="ce1">
            <text:p>93</text:p>
          </table:table-cell>
          <table:table-cell office:value-type="float" office:value="129.74330357142858" table:formula="of:=[.J114]*10000/(2^10*(2^[.$J$20]-1))" table:style-name="ce1">
            <text:p>129,74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4" table:formula="of:=[.J114]+1" table:style-name="ce1">
            <text:p>94</text:p>
          </table:table-cell>
          <table:table-cell office:value-type="float" office:value="131.13839285714286" table:formula="of:=[.J115]*10000/(2^10*(2^[.$J$20]-1))" table:style-name="ce1">
            <text:p>131,13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5" table:formula="of:=[.J115]+1" table:style-name="ce1">
            <text:p>95</text:p>
          </table:table-cell>
          <table:table-cell office:value-type="float" office:value="132.53348214285714" table:formula="of:=[.J116]*10000/(2^10*(2^[.$J$20]-1))" table:style-name="ce1">
            <text:p>132,53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6" table:formula="of:=[.J116]+1" table:style-name="ce1">
            <text:p>96</text:p>
          </table:table-cell>
          <table:table-cell office:value-type="float" office:value="133.92857142857142" table:formula="of:=[.J117]*10000/(2^10*(2^[.$J$20]-1))" table:style-name="ce1">
            <text:p>133,9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7" table:formula="of:=[.J117]+1" table:style-name="ce1">
            <text:p>97</text:p>
          </table:table-cell>
          <table:table-cell office:value-type="float" office:value="135.32366071428572" table:formula="of:=[.J118]*10000/(2^10*(2^[.$J$20]-1))" table:style-name="ce1">
            <text:p>135,32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8" table:formula="of:=[.J118]+1" table:style-name="ce1">
            <text:p>98</text:p>
          </table:table-cell>
          <table:table-cell office:value-type="float" office:value="136.71875" table:formula="of:=[.J119]*10000/(2^10*(2^[.$J$20]-1))" table:style-name="ce1">
            <text:p>136,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9" table:formula="of:=[.J119]+1" table:style-name="ce1">
            <text:p>99</text:p>
          </table:table-cell>
          <table:table-cell office:value-type="float" office:value="138.11383928571428" table:formula="of:=[.J120]*10000/(2^10*(2^[.$J$20]-1))" table:style-name="ce1">
            <text:p>138,11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0" table:formula="of:=[.J120]+1" table:style-name="ce1">
            <text:p>100</text:p>
          </table:table-cell>
          <table:table-cell office:value-type="float" office:value="139.50892857142858" table:formula="of:=[.J121]*10000/(2^10*(2^[.$J$20]-1))" table:style-name="ce1">
            <text:p>139,50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1" table:formula="of:=[.J121]+1" table:style-name="ce1">
            <text:p>101</text:p>
          </table:table-cell>
          <table:table-cell office:value-type="float" office:value="140.90401785714286" table:formula="of:=[.J122]*10000/(2^10*(2^[.$J$20]-1))" table:style-name="ce1">
            <text:p>140,90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2" table:formula="of:=[.J122]+1" table:style-name="ce1">
            <text:p>102</text:p>
          </table:table-cell>
          <table:table-cell office:value-type="float" office:value="142.29910714285714" table:formula="of:=[.J123]*10000/(2^10*(2^[.$J$20]-1))" table:style-name="ce1">
            <text:p>142,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3" table:formula="of:=[.J123]+1" table:style-name="ce1">
            <text:p>103</text:p>
          </table:table-cell>
          <table:table-cell office:value-type="float" office:value="143.69419642857142" table:formula="of:=[.J124]*10000/(2^10*(2^[.$J$20]-1))" table:style-name="ce1">
            <text:p>143,694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4" table:formula="of:=[.J124]+1" table:style-name="ce1">
            <text:p>104</text:p>
          </table:table-cell>
          <table:table-cell office:value-type="float" office:value="145.08928571428572" table:formula="of:=[.J125]*10000/(2^10*(2^[.$J$20]-1))" table:style-name="ce1">
            <text:p>145,08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5" table:formula="of:=[.J125]+1" table:style-name="ce1">
            <text:p>105</text:p>
          </table:table-cell>
          <table:table-cell office:value-type="float" office:value="146.484375" table:formula="of:=[.J126]*10000/(2^10*(2^[.$J$20]-1))" table:style-name="ce1">
            <text:p>146,4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6" table:formula="of:=[.J126]+1" table:style-name="ce1">
            <text:p>106</text:p>
          </table:table-cell>
          <table:table-cell office:value-type="float" office:value="147.87946428571428" table:formula="of:=[.J127]*10000/(2^10*(2^[.$J$20]-1))" table:style-name="ce1">
            <text:p>147,8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7" table:formula="of:=[.J127]+1" table:style-name="ce1">
            <text:p>107</text:p>
          </table:table-cell>
          <table:table-cell office:value-type="float" office:value="149.27455357142858" table:formula="of:=[.J128]*10000/(2^10*(2^[.$J$20]-1))" table:style-name="ce1">
            <text:p>149,274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8" table:formula="of:=[.J128]+1" table:style-name="ce1">
            <text:p>108</text:p>
          </table:table-cell>
          <table:table-cell office:value-type="float" office:value="150.66964285714286" table:formula="of:=[.J129]*10000/(2^10*(2^[.$J$20]-1))" table:style-name="ce1">
            <text:p>150,669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9" table:formula="of:=[.J129]+1" table:style-name="ce1">
            <text:p>109</text:p>
          </table:table-cell>
          <table:table-cell office:value-type="float" office:value="152.06473214285714" table:formula="of:=[.J130]*10000/(2^10*(2^[.$J$20]-1))" table:style-name="ce1">
            <text:p>152,064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0" table:formula="of:=[.J130]+1" table:style-name="ce1">
            <text:p>110</text:p>
          </table:table-cell>
          <table:table-cell office:value-type="float" office:value="153.45982142857142" table:formula="of:=[.J131]*10000/(2^10*(2^[.$J$20]-1))" table:style-name="ce1">
            <text:p>153,45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1" table:formula="of:=[.J131]+1" table:style-name="ce1">
            <text:p>111</text:p>
          </table:table-cell>
          <table:table-cell office:value-type="float" office:value="154.85491071428572" table:formula="of:=[.J132]*10000/(2^10*(2^[.$J$20]-1))" table:style-name="ce1">
            <text:p>154,854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2" table:formula="of:=[.J132]+1" table:style-name="ce1">
            <text:p>112</text:p>
          </table:table-cell>
          <table:table-cell office:value-type="float" office:value="156.25" table:formula="of:=[.J133]*10000/(2^10*(2^[.$J$20]-1))" table:style-name="ce1">
            <text:p>156,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3" table:formula="of:=[.J133]+1" table:style-name="ce1">
            <text:p>113</text:p>
          </table:table-cell>
          <table:table-cell office:value-type="float" office:value="157.64508928571428" table:formula="of:=[.J134]*10000/(2^10*(2^[.$J$20]-1))" table:style-name="ce1">
            <text:p>157,645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4" table:formula="of:=[.J134]+1" table:style-name="ce1">
            <text:p>114</text:p>
          </table:table-cell>
          <table:table-cell office:value-type="float" office:value="159.04017857142858" table:formula="of:=[.J135]*10000/(2^10*(2^[.$J$20]-1))" table:style-name="ce1">
            <text:p>159,04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5" table:formula="of:=[.J135]+1" table:style-name="ce1">
            <text:p>115</text:p>
          </table:table-cell>
          <table:table-cell office:value-type="float" office:value="160.43526785714286" table:formula="of:=[.J136]*10000/(2^10*(2^[.$J$20]-1))" table:style-name="ce1">
            <text:p>160,435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6" table:formula="of:=[.J136]+1" table:style-name="ce1">
            <text:p>116</text:p>
          </table:table-cell>
          <table:table-cell office:value-type="float" office:value="161.83035714285714" table:formula="of:=[.J137]*10000/(2^10*(2^[.$J$20]-1))" table:style-name="ce1">
            <text:p>161,8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7" table:formula="of:=[.J137]+1" table:style-name="ce1">
            <text:p>117</text:p>
          </table:table-cell>
          <table:table-cell office:value-type="float" office:value="163.22544642857142" table:formula="of:=[.J138]*10000/(2^10*(2^[.$J$20]-1))" table:style-name="ce1">
            <text:p>163,225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8" table:formula="of:=[.J138]+1" table:style-name="ce1">
            <text:p>118</text:p>
          </table:table-cell>
          <table:table-cell office:value-type="float" office:value="164.62053571428572" table:formula="of:=[.J139]*10000/(2^10*(2^[.$J$20]-1))" table:style-name="ce1">
            <text:p>164,620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9" table:formula="of:=[.J139]+1" table:style-name="ce1">
            <text:p>119</text:p>
          </table:table-cell>
          <table:table-cell office:value-type="float" office:value="166.015625" table:formula="of:=[.J140]*10000/(2^10*(2^[.$J$20]-1))" table:style-name="ce1">
            <text:p>166,01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0" table:formula="of:=[.J140]+1" table:style-name="ce1">
            <text:p>120</text:p>
          </table:table-cell>
          <table:table-cell office:value-type="float" office:value="167.41071428571428" table:formula="of:=[.J141]*10000/(2^10*(2^[.$J$20]-1))" table:style-name="ce1">
            <text:p>167,41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1" table:formula="of:=[.J141]+1" table:style-name="ce1">
            <text:p>121</text:p>
          </table:table-cell>
          <table:table-cell office:value-type="float" office:value="168.80580357142858" table:formula="of:=[.J142]*10000/(2^10*(2^[.$J$20]-1))" table:style-name="ce1">
            <text:p>168,805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2" table:formula="of:=[.J142]+1" table:style-name="ce1">
            <text:p>122</text:p>
          </table:table-cell>
          <table:table-cell office:value-type="float" office:value="170.20089285714286" table:formula="of:=[.J143]*10000/(2^10*(2^[.$J$20]-1))" table:style-name="ce1">
            <text:p>170,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3" table:formula="of:=[.J143]+1" table:style-name="ce1">
            <text:p>123</text:p>
          </table:table-cell>
          <table:table-cell office:value-type="float" office:value="171.59598214285714" table:formula="of:=[.J144]*10000/(2^10*(2^[.$J$20]-1))" table:style-name="ce1">
            <text:p>171,595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4" table:formula="of:=[.J144]+1" table:style-name="ce1">
            <text:p>124</text:p>
          </table:table-cell>
          <table:table-cell office:value-type="float" office:value="172.99107142857142" table:formula="of:=[.J145]*10000/(2^10*(2^[.$J$20]-1))" table:style-name="ce1">
            <text:p>172,99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5" table:formula="of:=[.J145]+1" table:style-name="ce1">
            <text:p>125</text:p>
          </table:table-cell>
          <table:table-cell office:value-type="float" office:value="174.38616071428572" table:formula="of:=[.J146]*10000/(2^10*(2^[.$J$20]-1))" table:style-name="ce1">
            <text:p>174,386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6" table:formula="of:=[.J146]+1" table:style-name="ce1">
            <text:p>126</text:p>
          </table:table-cell>
          <table:table-cell office:value-type="float" office:value="175.78125" table:formula="of:=[.J147]*10000/(2^10*(2^[.$J$20]-1))" table:style-name="ce1">
            <text:p>175,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7" table:formula="of:=[.J147]+1" table:style-name="ce1">
            <text:p>127</text:p>
          </table:table-cell>
          <table:table-cell office:value-type="float" office:value="177.17633928571428" table:formula="of:=[.J148]*10000/(2^10*(2^[.$J$20]-1))" table:style-name="ce1">
            <text:p>177,176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8" table:formula="of:=[.J148]+1" table:style-name="ce1">
            <text:p>128</text:p>
          </table:table-cell>
          <table:table-cell office:value-type="float" office:value="178.57142857142858" table:formula="of:=[.J149]*10000/(2^10*(2^[.$J$20]-1))" table:style-name="ce1">
            <text:p>178,571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9" table:formula="of:=[.J149]+1" table:style-name="ce1">
            <text:p>129</text:p>
          </table:table-cell>
          <table:table-cell office:value-type="float" office:value="179.96651785714286" table:formula="of:=[.J150]*10000/(2^10*(2^[.$J$20]-1))" table:style-name="ce1">
            <text:p>179,966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0" table:formula="of:=[.J150]+1" table:style-name="ce1">
            <text:p>130</text:p>
          </table:table-cell>
          <table:table-cell office:value-type="float" office:value="181.36160714285714" table:formula="of:=[.J151]*10000/(2^10*(2^[.$J$20]-1))" table:style-name="ce1">
            <text:p>181,36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1" table:formula="of:=[.J151]+1" table:style-name="ce1">
            <text:p>131</text:p>
          </table:table-cell>
          <table:table-cell office:value-type="float" office:value="182.75669642857142" table:formula="of:=[.J152]*10000/(2^10*(2^[.$J$20]-1))" table:style-name="ce1">
            <text:p>182,756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2" table:formula="of:=[.J152]+1" table:style-name="ce1">
            <text:p>132</text:p>
          </table:table-cell>
          <table:table-cell office:value-type="float" office:value="184.15178571428572" table:formula="of:=[.J153]*10000/(2^10*(2^[.$J$20]-1))" table:style-name="ce1">
            <text:p>184,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3" table:formula="of:=[.J153]+1" table:style-name="ce1">
            <text:p>133</text:p>
          </table:table-cell>
          <table:table-cell office:value-type="float" office:value="185.546875" table:formula="of:=[.J154]*10000/(2^10*(2^[.$J$20]-1))" table:style-name="ce1">
            <text:p>185,54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4" table:formula="of:=[.J154]+1" table:style-name="ce1">
            <text:p>134</text:p>
          </table:table-cell>
          <table:table-cell office:value-type="float" office:value="186.94196428571428" table:formula="of:=[.J155]*10000/(2^10*(2^[.$J$20]-1))" table:style-name="ce1">
            <text:p>186,94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5" table:formula="of:=[.J155]+1" table:style-name="ce1">
            <text:p>135</text:p>
          </table:table-cell>
          <table:table-cell office:value-type="float" office:value="188.33705357142858" table:formula="of:=[.J156]*10000/(2^10*(2^[.$J$20]-1))" table:style-name="ce1">
            <text:p>188,337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6" table:formula="of:=[.J156]+1" table:style-name="ce1">
            <text:p>136</text:p>
          </table:table-cell>
          <table:table-cell office:value-type="float" office:value="189.73214285714286" table:formula="of:=[.J157]*10000/(2^10*(2^[.$J$20]-1))" table:style-name="ce1">
            <text:p>189,7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7" table:formula="of:=[.J157]+1" table:style-name="ce1">
            <text:p>137</text:p>
          </table:table-cell>
          <table:table-cell office:value-type="float" office:value="191.12723214285714" table:formula="of:=[.J158]*10000/(2^10*(2^[.$J$20]-1))" table:style-name="ce1">
            <text:p>191,127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8" table:formula="of:=[.J158]+1" table:style-name="ce1">
            <text:p>138</text:p>
          </table:table-cell>
          <table:table-cell office:value-type="float" office:value="192.52232142857142" table:formula="of:=[.J159]*10000/(2^10*(2^[.$J$20]-1))" table:style-name="ce1">
            <text:p>192,522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9" table:formula="of:=[.J159]+1" table:style-name="ce1">
            <text:p>139</text:p>
          </table:table-cell>
          <table:table-cell office:value-type="float" office:value="193.91741071428572" table:formula="of:=[.J160]*10000/(2^10*(2^[.$J$20]-1))" table:style-name="ce1">
            <text:p>193,917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0" table:formula="of:=[.J160]+1" table:style-name="ce1">
            <text:p>140</text:p>
          </table:table-cell>
          <table:table-cell office:value-type="float" office:value="195.3125" table:formula="of:=[.J161]*10000/(2^10*(2^[.$J$20]-1))" table:style-name="ce1">
            <text:p>195,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1" table:formula="of:=[.J161]+1" table:style-name="ce1">
            <text:p>141</text:p>
          </table:table-cell>
          <table:table-cell office:value-type="float" office:value="196.70758928571428" table:formula="of:=[.J162]*10000/(2^10*(2^[.$J$20]-1))" table:style-name="ce1">
            <text:p>196,707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2" table:formula="of:=[.J162]+1" table:style-name="ce1">
            <text:p>142</text:p>
          </table:table-cell>
          <table:table-cell office:value-type="float" office:value="198.10267857142858" table:formula="of:=[.J163]*10000/(2^10*(2^[.$J$20]-1))" table:style-name="ce1">
            <text:p>198,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3" table:formula="of:=[.J163]+1" table:style-name="ce1">
            <text:p>143</text:p>
          </table:table-cell>
          <table:table-cell office:value-type="float" office:value="199.49776785714286" table:formula="of:=[.J164]*10000/(2^10*(2^[.$J$20]-1))" table:style-name="ce1">
            <text:p>199,497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4" table:formula="of:=[.J164]+1" table:style-name="ce1">
            <text:p>144</text:p>
          </table:table-cell>
          <table:table-cell office:value-type="float" office:value="200.89285714285714" table:formula="of:=[.J165]*10000/(2^10*(2^[.$J$20]-1))" table:style-name="ce1">
            <text:p>200,89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5" table:formula="of:=[.J165]+1" table:style-name="ce1">
            <text:p>145</text:p>
          </table:table-cell>
          <table:table-cell office:value-type="float" office:value="202.28794642857142" table:formula="of:=[.J166]*10000/(2^10*(2^[.$J$20]-1))" table:style-name="ce1">
            <text:p>202,287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6" table:formula="of:=[.J166]+1" table:style-name="ce1">
            <text:p>146</text:p>
          </table:table-cell>
          <table:table-cell office:value-type="float" office:value="203.68303571428572" table:formula="of:=[.J167]*10000/(2^10*(2^[.$J$20]-1))" table:style-name="ce1">
            <text:p>203,6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7" table:formula="of:=[.J167]+1" table:style-name="ce1">
            <text:p>147</text:p>
          </table:table-cell>
          <table:table-cell office:value-type="float" office:value="205.078125" table:formula="of:=[.J168]*10000/(2^10*(2^[.$J$20]-1))" table:style-name="ce1">
            <text:p>205,0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8" table:formula="of:=[.J168]+1" table:style-name="ce1">
            <text:p>148</text:p>
          </table:table-cell>
          <table:table-cell office:value-type="float" office:value="206.47321428571428" table:formula="of:=[.J169]*10000/(2^10*(2^[.$J$20]-1))" table:style-name="ce1">
            <text:p>206,473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9" table:formula="of:=[.J169]+1" table:style-name="ce1">
            <text:p>149</text:p>
          </table:table-cell>
          <table:table-cell office:value-type="float" office:value="207.86830357142858" table:formula="of:=[.J170]*10000/(2^10*(2^[.$J$20]-1))" table:style-name="ce1">
            <text:p>207,868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0" table:formula="of:=[.J170]+1" table:style-name="ce1">
            <text:p>150</text:p>
          </table:table-cell>
          <table:table-cell office:value-type="float" office:value="209.26339285714286" table:formula="of:=[.J171]*10000/(2^10*(2^[.$J$20]-1))" table:style-name="ce1">
            <text:p>209,26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1" table:formula="of:=[.J171]+1" table:style-name="ce1">
            <text:p>151</text:p>
          </table:table-cell>
          <table:table-cell office:value-type="float" office:value="210.65848214285714" table:formula="of:=[.J172]*10000/(2^10*(2^[.$J$20]-1))" table:style-name="ce1">
            <text:p>210,658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2" table:formula="of:=[.J172]+1" table:style-name="ce1">
            <text:p>152</text:p>
          </table:table-cell>
          <table:table-cell office:value-type="float" office:value="212.05357142857142" table:formula="of:=[.J173]*10000/(2^10*(2^[.$J$20]-1))" table:style-name="ce1">
            <text:p>212,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3" table:formula="of:=[.J173]+1" table:style-name="ce1">
            <text:p>153</text:p>
          </table:table-cell>
          <table:table-cell office:value-type="float" office:value="213.44866071428572" table:formula="of:=[.J174]*10000/(2^10*(2^[.$J$20]-1))" table:style-name="ce1">
            <text:p>213,448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4" table:formula="of:=[.J174]+1" table:style-name="ce1">
            <text:p>154</text:p>
          </table:table-cell>
          <table:table-cell office:value-type="float" office:value="214.84375" table:formula="of:=[.J175]*10000/(2^10*(2^[.$J$20]-1))" table:style-name="ce1">
            <text:p>214,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5" table:formula="of:=[.J175]+1" table:style-name="ce1">
            <text:p>155</text:p>
          </table:table-cell>
          <table:table-cell office:value-type="float" office:value="216.23883928571428" table:formula="of:=[.J176]*10000/(2^10*(2^[.$J$20]-1))" table:style-name="ce1">
            <text:p>216,238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6" table:formula="of:=[.J176]+1" table:style-name="ce1">
            <text:p>156</text:p>
          </table:table-cell>
          <table:table-cell office:value-type="float" office:value="217.63392857142858" table:formula="of:=[.J177]*10000/(2^10*(2^[.$J$20]-1))" table:style-name="ce1">
            <text:p>217,6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7" table:formula="of:=[.J177]+1" table:style-name="ce1">
            <text:p>157</text:p>
          </table:table-cell>
          <table:table-cell office:value-type="float" office:value="219.02901785714286" table:formula="of:=[.J178]*10000/(2^10*(2^[.$J$20]-1))" table:style-name="ce1">
            <text:p>219,029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8" table:formula="of:=[.J178]+1" table:style-name="ce1">
            <text:p>158</text:p>
          </table:table-cell>
          <table:table-cell office:value-type="float" office:value="220.42410714285714" table:formula="of:=[.J179]*10000/(2^10*(2^[.$J$20]-1))" table:style-name="ce1">
            <text:p>220,42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9" table:formula="of:=[.J179]+1" table:style-name="ce1">
            <text:p>159</text:p>
          </table:table-cell>
          <table:table-cell office:value-type="float" office:value="221.81919642857142" table:formula="of:=[.J180]*10000/(2^10*(2^[.$J$20]-1))" table:style-name="ce1">
            <text:p>221,819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0" table:formula="of:=[.J180]+1" table:style-name="ce1">
            <text:p>160</text:p>
          </table:table-cell>
          <table:table-cell office:value-type="float" office:value="223.21428571428572" table:formula="of:=[.J181]*10000/(2^10*(2^[.$J$20]-1))" table:style-name="ce1">
            <text:p>223,214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1" table:formula="of:=[.J181]+1" table:style-name="ce1">
            <text:p>161</text:p>
          </table:table-cell>
          <table:table-cell office:value-type="float" office:value="224.609375" table:formula="of:=[.J182]*10000/(2^10*(2^[.$J$20]-1))" table:style-name="ce1">
            <text:p>224,60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2" table:formula="of:=[.J182]+1" table:style-name="ce1">
            <text:p>162</text:p>
          </table:table-cell>
          <table:table-cell office:value-type="float" office:value="226.00446428571428" table:formula="of:=[.J183]*10000/(2^10*(2^[.$J$20]-1))" table:style-name="ce1">
            <text:p>226,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3" table:formula="of:=[.J183]+1" table:style-name="ce1">
            <text:p>163</text:p>
          </table:table-cell>
          <table:table-cell office:value-type="float" office:value="227.39955357142858" table:formula="of:=[.J184]*10000/(2^10*(2^[.$J$20]-1))" table:style-name="ce1">
            <text:p>227,399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4" table:formula="of:=[.J184]+1" table:style-name="ce1">
            <text:p>164</text:p>
          </table:table-cell>
          <table:table-cell office:value-type="float" office:value="228.79464285714286" table:formula="of:=[.J185]*10000/(2^10*(2^[.$J$20]-1))" table:style-name="ce1">
            <text:p>228,79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5" table:formula="of:=[.J185]+1" table:style-name="ce1">
            <text:p>165</text:p>
          </table:table-cell>
          <table:table-cell office:value-type="float" office:value="230.18973214285714" table:formula="of:=[.J186]*10000/(2^10*(2^[.$J$20]-1))" table:style-name="ce1">
            <text:p>230,189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6" table:formula="of:=[.J186]+1" table:style-name="ce1">
            <text:p>166</text:p>
          </table:table-cell>
          <table:table-cell office:value-type="float" office:value="231.58482142857142" table:formula="of:=[.J187]*10000/(2^10*(2^[.$J$20]-1))" table:style-name="ce1">
            <text:p>231,5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7" table:formula="of:=[.J187]+1" table:style-name="ce1">
            <text:p>167</text:p>
          </table:table-cell>
          <table:table-cell office:value-type="float" office:value="232.97991071428572" table:formula="of:=[.J188]*10000/(2^10*(2^[.$J$20]-1))" table:style-name="ce1">
            <text:p>232,979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8" table:formula="of:=[.J188]+1" table:style-name="ce1">
            <text:p>168</text:p>
          </table:table-cell>
          <table:table-cell office:value-type="float" office:value="234.375" table:formula="of:=[.J189]*10000/(2^10*(2^[.$J$20]-1))" table:style-name="ce1">
            <text:p>234,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9" table:formula="of:=[.J189]+1" table:style-name="ce1">
            <text:p>169</text:p>
          </table:table-cell>
          <table:table-cell office:value-type="float" office:value="235.77008928571428" table:formula="of:=[.J190]*10000/(2^10*(2^[.$J$20]-1))" table:style-name="ce1">
            <text:p>235,770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0" table:formula="of:=[.J190]+1" table:style-name="ce1">
            <text:p>170</text:p>
          </table:table-cell>
          <table:table-cell office:value-type="float" office:value="237.16517857142858" table:formula="of:=[.J191]*10000/(2^10*(2^[.$J$20]-1))" table:style-name="ce1">
            <text:p>237,165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1" table:formula="of:=[.J191]+1" table:style-name="ce1">
            <text:p>171</text:p>
          </table:table-cell>
          <table:table-cell office:value-type="float" office:value="238.56026785714286" table:formula="of:=[.J192]*10000/(2^10*(2^[.$J$20]-1))" table:style-name="ce1">
            <text:p>238,560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2" table:formula="of:=[.J192]+1" table:style-name="ce1">
            <text:p>172</text:p>
          </table:table-cell>
          <table:table-cell office:value-type="float" office:value="239.95535714285714" table:formula="of:=[.J193]*10000/(2^10*(2^[.$J$20]-1))" table:style-name="ce1">
            <text:p>239,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3" table:formula="of:=[.J193]+1" table:style-name="ce1">
            <text:p>173</text:p>
          </table:table-cell>
          <table:table-cell office:value-type="float" office:value="241.35044642857142" table:formula="of:=[.J194]*10000/(2^10*(2^[.$J$20]-1))" table:style-name="ce1">
            <text:p>241,350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4" table:formula="of:=[.J194]+1" table:style-name="ce1">
            <text:p>174</text:p>
          </table:table-cell>
          <table:table-cell office:value-type="float" office:value="242.74553571428572" table:formula="of:=[.J195]*10000/(2^10*(2^[.$J$20]-1))" table:style-name="ce1">
            <text:p>242,74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5" table:formula="of:=[.J195]+1" table:style-name="ce1">
            <text:p>175</text:p>
          </table:table-cell>
          <table:table-cell office:value-type="float" office:value="244.140625" table:formula="of:=[.J196]*10000/(2^10*(2^[.$J$20]-1))" table:style-name="ce1">
            <text:p>244,14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6" table:formula="of:=[.J196]+1" table:style-name="ce1">
            <text:p>176</text:p>
          </table:table-cell>
          <table:table-cell office:value-type="float" office:value="245.53571428571428" table:formula="of:=[.J197]*10000/(2^10*(2^[.$J$20]-1))" table:style-name="ce1">
            <text:p>245,5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7" table:formula="of:=[.J197]+1" table:style-name="ce1">
            <text:p>177</text:p>
          </table:table-cell>
          <table:table-cell office:value-type="float" office:value="246.93080357142858" table:formula="of:=[.J198]*10000/(2^10*(2^[.$J$20]-1))" table:style-name="ce1">
            <text:p>246,930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8" table:formula="of:=[.J198]+1" table:style-name="ce1">
            <text:p>178</text:p>
          </table:table-cell>
          <table:table-cell office:value-type="float" office:value="248.32589285714286" table:formula="of:=[.J199]*10000/(2^10*(2^[.$J$20]-1))" table:style-name="ce1">
            <text:p>248,32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9" table:formula="of:=[.J199]+1" table:style-name="ce1">
            <text:p>179</text:p>
          </table:table-cell>
          <table:table-cell office:value-type="float" office:value="249.72098214285714" table:formula="of:=[.J200]*10000/(2^10*(2^[.$J$20]-1))" table:style-name="ce1">
            <text:p>249,720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0" table:formula="of:=[.J200]+1" table:style-name="ce1">
            <text:p>180</text:p>
          </table:table-cell>
          <table:table-cell office:value-type="float" office:value="251.11607142857142" table:formula="of:=[.J201]*10000/(2^10*(2^[.$J$20]-1))" table:style-name="ce1">
            <text:p>251,116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1" table:formula="of:=[.J201]+1" table:style-name="ce1">
            <text:p>181</text:p>
          </table:table-cell>
          <table:table-cell office:value-type="float" office:value="252.51116071428572" table:formula="of:=[.J202]*10000/(2^10*(2^[.$J$20]-1))" table:style-name="ce1">
            <text:p>252,511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2" table:formula="of:=[.J202]+1" table:style-name="ce1">
            <text:p>182</text:p>
          </table:table-cell>
          <table:table-cell office:value-type="float" office:value="253.90625" table:formula="of:=[.J203]*10000/(2^10*(2^[.$J$20]-1))" table:style-name="ce1">
            <text:p>253,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3" table:formula="of:=[.J203]+1" table:style-name="ce1">
            <text:p>183</text:p>
          </table:table-cell>
          <table:table-cell office:value-type="float" office:value="255.30133928571428" table:formula="of:=[.J204]*10000/(2^10*(2^[.$J$20]-1))" table:style-name="ce1">
            <text:p>255,301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4" table:formula="of:=[.J204]+1" table:style-name="ce1">
            <text:p>184</text:p>
          </table:table-cell>
          <table:table-cell office:value-type="float" office:value="256.69642857142856" table:formula="of:=[.J205]*10000/(2^10*(2^[.$J$20]-1))" table:style-name="ce1">
            <text:p>256,69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5" table:formula="of:=[.J205]+1" table:style-name="ce1">
            <text:p>185</text:p>
          </table:table-cell>
          <table:table-cell office:value-type="float" office:value="258.09151785714283" table:formula="of:=[.J206]*10000/(2^10*(2^[.$J$20]-1))" table:style-name="ce1">
            <text:p>258,09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6" table:formula="of:=[.J206]+1" table:style-name="ce1">
            <text:p>186</text:p>
          </table:table-cell>
          <table:table-cell office:value-type="float" office:value="259.48660714285717" table:formula="of:=[.J207]*10000/(2^10*(2^[.$J$20]-1))" table:style-name="ce1">
            <text:p>259,4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7" table:formula="of:=[.J207]+1" table:style-name="ce1">
            <text:p>187</text:p>
          </table:table-cell>
          <table:table-cell office:value-type="float" office:value="260.88169642857144" table:formula="of:=[.J208]*10000/(2^10*(2^[.$J$20]-1))" table:style-name="ce1">
            <text:p>260,88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8" table:formula="of:=[.J208]+1" table:style-name="ce1">
            <text:p>188</text:p>
          </table:table-cell>
          <table:table-cell office:value-type="float" office:value="262.27678571428572" table:formula="of:=[.J209]*10000/(2^10*(2^[.$J$20]-1))" table:style-name="ce1">
            <text:p>262,27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9" table:formula="of:=[.J209]+1" table:style-name="ce1">
            <text:p>189</text:p>
          </table:table-cell>
          <table:table-cell office:value-type="float" office:value="263.671875" table:formula="of:=[.J210]*10000/(2^10*(2^[.$J$20]-1))" table:style-name="ce1">
            <text:p>263,6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0" table:formula="of:=[.J210]+1" table:style-name="ce1">
            <text:p>190</text:p>
          </table:table-cell>
          <table:table-cell office:value-type="float" office:value="265.06696428571428" table:formula="of:=[.J211]*10000/(2^10*(2^[.$J$20]-1))" table:style-name="ce1">
            <text:p>265,06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1" table:formula="of:=[.J211]+1" table:style-name="ce1">
            <text:p>191</text:p>
          </table:table-cell>
          <table:table-cell office:value-type="float" office:value="266.46205357142856" table:formula="of:=[.J212]*10000/(2^10*(2^[.$J$20]-1))" table:style-name="ce1">
            <text:p>266,46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2" table:formula="of:=[.J212]+1" table:style-name="ce1">
            <text:p>192</text:p>
          </table:table-cell>
          <table:table-cell office:value-type="float" office:value="267.85714285714283" table:formula="of:=[.J213]*10000/(2^10*(2^[.$J$20]-1))" table:style-name="ce1">
            <text:p>267,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3" table:formula="of:=[.J213]+1" table:style-name="ce1">
            <text:p>193</text:p>
          </table:table-cell>
          <table:table-cell office:value-type="float" office:value="269.25223214285717" table:formula="of:=[.J214]*10000/(2^10*(2^[.$J$20]-1))" table:style-name="ce1">
            <text:p>269,25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4" table:formula="of:=[.J214]+1" table:style-name="ce1">
            <text:p>194</text:p>
          </table:table-cell>
          <table:table-cell office:value-type="float" office:value="270.64732142857144" table:formula="of:=[.J215]*10000/(2^10*(2^[.$J$20]-1))" table:style-name="ce1">
            <text:p>270,64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5" table:formula="of:=[.J215]+1" table:style-name="ce1">
            <text:p>195</text:p>
          </table:table-cell>
          <table:table-cell office:value-type="float" office:value="272.04241071428572" table:formula="of:=[.J216]*10000/(2^10*(2^[.$J$20]-1))" table:style-name="ce1">
            <text:p>272,04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6" table:formula="of:=[.J216]+1" table:style-name="ce1">
            <text:p>196</text:p>
          </table:table-cell>
          <table:table-cell office:value-type="float" office:value="273.4375" table:formula="of:=[.J217]*10000/(2^10*(2^[.$J$20]-1))" table:style-name="ce1">
            <text:p>273,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7" table:formula="of:=[.J217]+1" table:style-name="ce1">
            <text:p>197</text:p>
          </table:table-cell>
          <table:table-cell office:value-type="float" office:value="274.83258928571428" table:formula="of:=[.J218]*10000/(2^10*(2^[.$J$20]-1))" table:style-name="ce1">
            <text:p>274,83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8" table:formula="of:=[.J218]+1" table:style-name="ce1">
            <text:p>198</text:p>
          </table:table-cell>
          <table:table-cell office:value-type="float" office:value="276.22767857142856" table:formula="of:=[.J219]*10000/(2^10*(2^[.$J$20]-1))" table:style-name="ce1">
            <text:p>276,22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9" table:formula="of:=[.J219]+1" table:style-name="ce1">
            <text:p>199</text:p>
          </table:table-cell>
          <table:table-cell office:value-type="float" office:value="277.62276785714283" table:formula="of:=[.J220]*10000/(2^10*(2^[.$J$20]-1))" table:style-name="ce1">
            <text:p>277,62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0" table:formula="of:=[.J220]+1" table:style-name="ce1">
            <text:p>200</text:p>
          </table:table-cell>
          <table:table-cell office:value-type="float" office:value="279.01785714285717" table:formula="of:=[.J221]*10000/(2^10*(2^[.$J$20]-1))" table:style-name="ce1">
            <text:p>279,01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1" table:formula="of:=[.J221]+1" table:style-name="ce1">
            <text:p>201</text:p>
          </table:table-cell>
          <table:table-cell office:value-type="float" office:value="280.41294642857144" table:formula="of:=[.J222]*10000/(2^10*(2^[.$J$20]-1))" table:style-name="ce1">
            <text:p>280,41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2" table:formula="of:=[.J222]+1" table:style-name="ce1">
            <text:p>202</text:p>
          </table:table-cell>
          <table:table-cell office:value-type="float" office:value="281.80803571428572" table:formula="of:=[.J223]*10000/(2^10*(2^[.$J$20]-1))" table:style-name="ce1">
            <text:p>281,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3" table:formula="of:=[.J223]+1" table:style-name="ce1">
            <text:p>203</text:p>
          </table:table-cell>
          <table:table-cell office:value-type="float" office:value="283.203125" table:formula="of:=[.J224]*10000/(2^10*(2^[.$J$20]-1))" table:style-name="ce1">
            <text:p>283,20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4" table:formula="of:=[.J224]+1" table:style-name="ce1">
            <text:p>204</text:p>
          </table:table-cell>
          <table:table-cell office:value-type="float" office:value="284.59821428571428" table:formula="of:=[.J225]*10000/(2^10*(2^[.$J$20]-1))" table:style-name="ce1">
            <text:p>284,59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5" table:formula="of:=[.J225]+1" table:style-name="ce1">
            <text:p>205</text:p>
          </table:table-cell>
          <table:table-cell office:value-type="float" office:value="285.99330357142856" table:formula="of:=[.J226]*10000/(2^10*(2^[.$J$20]-1))" table:style-name="ce1">
            <text:p>285,99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6" table:formula="of:=[.J226]+1" table:style-name="ce1">
            <text:p>206</text:p>
          </table:table-cell>
          <table:table-cell office:value-type="float" office:value="287.38839285714283" table:formula="of:=[.J227]*10000/(2^10*(2^[.$J$20]-1))" table:style-name="ce1">
            <text:p>287,3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7" table:formula="of:=[.J227]+1" table:style-name="ce1">
            <text:p>207</text:p>
          </table:table-cell>
          <table:table-cell office:value-type="float" office:value="288.78348214285717" table:formula="of:=[.J228]*10000/(2^10*(2^[.$J$20]-1))" table:style-name="ce1">
            <text:p>288,78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8" table:formula="of:=[.J228]+1" table:style-name="ce1">
            <text:p>208</text:p>
          </table:table-cell>
          <table:table-cell office:value-type="float" office:value="290.17857142857144" table:formula="of:=[.J229]*10000/(2^10*(2^[.$J$20]-1))" table:style-name="ce1">
            <text:p>290,17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9" table:formula="of:=[.J229]+1" table:style-name="ce1">
            <text:p>209</text:p>
          </table:table-cell>
          <table:table-cell office:value-type="float" office:value="291.57366071428572" table:formula="of:=[.J230]*10000/(2^10*(2^[.$J$20]-1))" table:style-name="ce1">
            <text:p>291,57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0" table:formula="of:=[.J230]+1" table:style-name="ce1">
            <text:p>210</text:p>
          </table:table-cell>
          <table:table-cell office:value-type="float" office:value="292.96875" table:formula="of:=[.J231]*10000/(2^10*(2^[.$J$20]-1))" table:style-name="ce1">
            <text:p>292,9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1" table:formula="of:=[.J231]+1" table:style-name="ce1">
            <text:p>211</text:p>
          </table:table-cell>
          <table:table-cell office:value-type="float" office:value="294.36383928571428" table:formula="of:=[.J232]*10000/(2^10*(2^[.$J$20]-1))" table:style-name="ce1">
            <text:p>294,36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2" table:formula="of:=[.J232]+1" table:style-name="ce1">
            <text:p>212</text:p>
          </table:table-cell>
          <table:table-cell office:value-type="float" office:value="295.75892857142856" table:formula="of:=[.J233]*10000/(2^10*(2^[.$J$20]-1))" table:style-name="ce1">
            <text:p>295,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3" table:formula="of:=[.J233]+1" table:style-name="ce1">
            <text:p>213</text:p>
          </table:table-cell>
          <table:table-cell office:value-type="float" office:value="297.15401785714283" table:formula="of:=[.J234]*10000/(2^10*(2^[.$J$20]-1))" table:style-name="ce1">
            <text:p>297,15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4" table:formula="of:=[.J234]+1" table:style-name="ce1">
            <text:p>214</text:p>
          </table:table-cell>
          <table:table-cell office:value-type="float" office:value="298.54910714285717" table:formula="of:=[.J235]*10000/(2^10*(2^[.$J$20]-1))" table:style-name="ce1">
            <text:p>298,54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5" table:formula="of:=[.J235]+1" table:style-name="ce1">
            <text:p>215</text:p>
          </table:table-cell>
          <table:table-cell office:value-type="float" office:value="299.94419642857144" table:formula="of:=[.J236]*10000/(2^10*(2^[.$J$20]-1))" table:style-name="ce1">
            <text:p>299,9441964</text:p>
          </table:table-cell>
          <table:table-cell table:number-columns-repeated="16373"/>
        </table:table-row>
        <table:table-row table:number-rows-repeated="10483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ECROP, FABRICE</dc:creator>
    <meta:creation-date>2021-02-24T13:07:05Z</meta:creation-date>
    <dc:date>2021-02-26T15:05:59Z</dc:date>
    <meta:editing-cycles>2</meta:editing-cycles>
    <meta:editing-duration>PT10302S</meta:editing-duration>
    <meta:user-defined meta:name="MSIP_Label_e463cba9-5f6c-478d-9329-7b2295e4e8ed_Enabled">true</meta:user-defined>
    <meta:user-defined meta:name="MSIP_Label_e463cba9-5f6c-478d-9329-7b2295e4e8ed_SetDate">2021-02-25T08:49:18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52c4581b-8705-42de-915a-20541036dcbd</meta:user-defined>
    <meta:user-defined meta:name="MSIP_Label_e463cba9-5f6c-478d-9329-7b2295e4e8ed_ContentBits">0</meta:user-defined>
  </office:meta>
</office:document-meta>
</file>